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28000002401366762B.jpg"/>
  <manifest:file-entry manifest:media-type="image/jpeg" manifest:full-path="Pictures/1000000000000234000002279603D93C.jpg"/>
  <manifest:file-entry manifest:media-type="image/png" manifest:full-path="Pictures/1000020100000780000004383DE2BD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Predefinito-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Predefinito-notes">
      <style:graphic-properties draw:fill-color="#ffffff" fo:min-height="13.364cm"/>
    </style:style>
    <style:style style:name="pr4" style:family="presentation" style:parent-style-name="Predefinito-title">
      <style:graphic-properties fo:min-height="2.6cm"/>
    </style:style>
    <style:style style:name="pr5" style:family="presentation" style:parent-style-name="Predefinito-outline1">
      <style:graphic-properties fo:min-height="12.572cm"/>
    </style:style>
    <style:style style:name="pr6" style:family="presentation" style:parent-style-name="Predefinito-title">
      <style:graphic-properties fo:min-height="6.631cm"/>
    </style:style>
    <style:style style:name="P1" style:family="paragraph">
      <style:paragraph-properties style:font-independent-line-spacing="true"/>
      <style:text-properties fo:font-size="18pt"/>
    </style:style>
    <style:style style:name="P2" style:family="paragraph">
      <style:text-properties fo:color="#000000" fo:font-size="26pt" fo:font-weight="bold" style:font-size-asian="26pt" style:font-weight-asian="bold" style:font-size-complex="26pt" style:font-weight-complex="bold"/>
    </style:style>
    <style:style style:name="P3" style:family="paragraph">
      <style:text-properties fo:color="#000000"/>
    </style:style>
    <style:style style:name="P4" style:family="paragraph">
      <style:paragraph-properties fo:text-align="center"/>
    </style:style>
    <style:style style:name="T1" style:family="text">
      <style:text-properties fo:color="#000000" fo:font-size="44pt" fo:font-weight="bold" style:font-size-asian="44pt" style:font-weight-asian="bold" style:font-size-complex="44pt" style:font-weight-complex="bold"/>
    </style:style>
    <style:style style:name="T2"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frame draw:name="Titel 1" presentation:style-name="pr1" draw:text-style-name="P1" draw:layer="layout" svg:width="24.42cm" svg:height="6.631cm" svg:x="5.212cm" svg:y="3.118cm" presentation:class="title" presentation:user-transformed="true">
          <draw:text-box>
            <text:p/>
          </draw:text-box>
        </draw:frame>
        <draw:frame draw:name="Untertitel 2" presentation:style-name="pr2" draw:text-style-name="P1" draw:layer="layout" svg:width="24.42cm" svg:height="4.598cm" svg:x="5.212cm" svg:y="10.006cm" presentation:class="subtitle" presentation:user-transformed="true">
          <draw:text-box>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presentation:style-name="pr4" draw:text-style-name="P2" draw:layer="layout" svg:width="30.972cm" svg:height="2.6cm" svg:x="1.6cm" svg:y="0.8cm" presentation:class="title" presentation:user-transformed="true">
          <draw:text-box>
            <text:p><text:line-break/><text:span text:style-name="T1">Light check and brightness regulation:</text:span></text:p>
          </draw:text-box>
        </draw:frame>
        <draw:frame presentation:style-name="pr5" draw:text-style-name="P3" draw:layer="layout" svg:width="30.479cm" svg:height="12.572cm" svg:x="1.693cm" svg:y="4.457cm" presentation:class="outline" presentation:user-transformed="true">
          <draw:text-box>
            <text:list text:style-name="L2">
              <text:list-header>
                <text:p text:style-name="P3"><text:span text:style-name="T2">This branch of the system covers the topic of the illumination of the hospital, from checking if every lamp is operative to the adjustment of the brightness when needed. The system has the task: to warn if some lumination point is not working but also to adjust the brightness for each different place in the hospital (bedroom, toilet, surgeon room, corridor, etc.)according to the environment and other conditions (day, night, sunny day, foggy day, operation room, cabinet, toilets, number of patients and staff etc.) and at the same time to allow users (only in certain places, with specific requirement and in certain levels) to modify it.</text:span></text:p>
              </text:list-header>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presentation:style-name="pr6" draw:layer="layout" svg:width="24.42cm" svg:height="6.631cm" svg:x="5.212cm" svg:y="3.118cm" presentation:class="title" presentation:placeholder="true">
          <draw:text-box/>
        </draw:frame>
        <draw:frame presentation:style-name="pr5" draw:layer="layout" svg:width="30.479cm" svg:height="12.572cm" svg:x="1.693cm" svg:y="4.457cm" presentation:class="outline" presentation:placeholder="true">
          <draw:text-box/>
        </draw:frame>
        <draw:frame draw:style-name="gr2" draw:text-style-name="P4" draw:layer="layout" svg:width="19cm" svg:height="18.85cm" svg:x="6.2cm" svg:y="0.2cm">
          <draw:image xlink:href="Pictures/1000000000000234000002279603D93C.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presentation:style-name="pr6" draw:layer="layout" svg:width="24.42cm" svg:height="6.631cm" svg:x="5.212cm" svg:y="3.118cm" presentation:class="title" presentation:placeholder="true">
          <draw:text-box/>
        </draw:frame>
        <draw:frame presentation:style-name="pr5" draw:layer="layout" svg:width="30.479cm" svg:height="12.572cm" svg:x="1.693cm" svg:y="4.457cm" presentation:class="outline" presentation:placeholder="true">
          <draw:text-box/>
        </draw:frame>
        <draw:frame draw:style-name="gr2" draw:text-style-name="P4" draw:layer="layout" svg:width="19.604cm" svg:height="18.85cm" svg:x="5.396cm" svg:y="0.2cm">
          <draw:image xlink:href="Pictures/1000000000000228000002401366762B.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bitmap" style:repeat="stretch"/>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writing-mode="lr-tb"/>
      <style:text-properties fo:color="#ffffff" style:text-outline="false" style:text-line-through-style="none" fo:font-family="'Tw Cen MT'"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Lucida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Predefinito-outline2" style:family="presentation" style:parent-style-name="Predefinito-outline1">
      <style:paragraph-properties fo:margin-top="0cm" fo:margin-bottom="0.4cm" fo:line-height="120%" fo:text-align="start" style:punctuation-wrap="hanging" style:writing-mode="lr-tb"/>
      <style:text-properties fo:color="#ffffff" style:text-line-through-style="none"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finito-outline3" style:family="presentation" style:parent-style-name="Predefinito-outline2">
      <style:paragraph-properties fo:margin-top="0cm" fo:margin-bottom="0.3cm" fo:line-height="120%" fo:text-align="start" style:punctuation-wrap="hanging" style:writing-mode="lr-tb"/>
      <style:text-properties fo:color="#ffffff" style:text-line-through-style="none"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redefinito-outline4" style:family="presentation" style:parent-style-name="Predefinito-outline3">
      <style:paragraph-properties fo:margin-top="0cm" fo:margin-bottom="0.2cm" fo:line-height="120%" fo:text-align="start" style:punctuation-wrap="hanging" style:writing-mode="lr-tb"/>
      <style:text-properties fo:color="#ffffff" style:text-line-through-style="none"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ffffff" style:text-outline="false" style:text-line-through-style="none" fo:font-family="'Tw Cen MT'"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edefinito_20_1-background" style:display-name="Predefinito 1-background" style:family="presentation">
      <style:graphic-properties draw:stroke="none" draw:fill="bitmap" style:repeat="stretch"/>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writing-mode="lr-tb"/>
      <style:text-properties fo:color="#ffffff" style:text-outline="false" style:text-line-through-style="none" fo:font-family="'Tw Cen MT'"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Lucida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Predefinito_20_1-outline2" style:display-name="Predefinito 1-outline2" style:family="presentation" style:parent-style-name="Predefinito_20_1-outline1">
      <style:paragraph-properties fo:margin-top="0cm" fo:margin-bottom="0.4cm" fo:line-height="120%" fo:text-align="start" style:punctuation-wrap="hanging" style:writing-mode="lr-tb"/>
      <style:text-properties fo:color="#ffffff" style:text-line-through-style="none"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finito_20_1-outline3" style:display-name="Predefinito 1-outline3" style:family="presentation" style:parent-style-name="Predefinito_20_1-outline2">
      <style:paragraph-properties fo:margin-top="0cm" fo:margin-bottom="0.3cm" fo:line-height="120%" fo:text-align="start" style:punctuation-wrap="hanging" style:writing-mode="lr-tb"/>
      <style:text-properties fo:color="#ffffff" style:text-line-through-style="none"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redefinito_20_1-outline4" style:display-name="Predefinito 1-outline4" style:family="presentation" style:parent-style-name="Predefinito_20_1-outline3">
      <style:paragraph-properties fo:margin-top="0cm" fo:margin-bottom="0.2cm" fo:line-height="120%" fo:text-align="start" style:punctuation-wrap="hanging" style:writing-mode="lr-tb"/>
      <style:text-properties fo:color="#ffffff" style:text-line-through-style="none"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ffffff" style:text-outline="false" style:text-line-through-style="none" fo:font-family="'Tw Cen MT'"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ggetto_20_senza_20_riempimento_20_e_20_linea">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cm" svg:stroke-color="#ffffff" draw:stroke-linejoin="miter" draw:fill="none" draw:textarea-horizontal-align="center" draw:textarea-vertical-align="middle" draw:auto-grow-height="false" fo:padding-top="0.125cm" fo:padding-bottom="0.125cm" fo:padding-left="0.25cm" fo:padding-right="0.25cm" fo:wrap-option="wrap"/>
    </style:style>
    <style:style style:name="Mpr1" style:family="presentation" style:parent-style-name="Predefinito-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Predefinit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Predefinit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finito_20_1-backgroundobjects">
      <style:graphic-properties draw:stroke="none" draw:fill="none" draw:fill-color="#ffffff" draw:auto-grow-height="false" fo:min-height="1.485cm"/>
    </style:style>
    <style:style style:name="Mpr9" style:family="presentation" style:parent-style-name="Predefinit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text-properties fo:font-size="18pt"/>
    </style:style>
    <style:style style:name="MP5" style:family="paragraph">
      <style:paragraph-properties fo:margin-top="0cm" fo:margin-bottom="0cm" fo:line-height="90%" fo:text-align="start" style:punctuation-wrap="hanging" style:writing-mode="lr-tb"/>
      <style:text-properties fo:font-size="18pt"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P11" style:family="paragraph">
      <style:paragraph-properties fo:margin-left="0cm" fo:margin-right="0cm" fo:margin-top="0.353cm" fo:margin-bottom="0.5cm" fo:line-height="120%" fo:text-align="start" fo:text-indent="0cm" style:punctuation-wrap="hanging" style:writing-mode="lr-tb"/>
      <style:text-properties fo:font-size="18pt" fo:hyphenate="false"/>
    </style:style>
    <style:style style:name="MP12" style:family="paragraph">
      <style:paragraph-properties fo:margin-left="0cm" fo:margin-right="0cm" fo:margin-top="0.176cm" fo:margin-bottom="0.5cm" fo:line-height="120%" fo:text-align="start" fo:text-indent="0cm" style:punctuation-wrap="hanging" style:writing-mode="lr-tb"/>
      <style:text-properties fo:font-size="18pt" fo:hyphenate="false"/>
    </style:style>
    <style:style style:name="MT1" style:family="text">
      <style:text-properties fo:color="#ffffff" style:text-line-through-style="none" fo:font-family="'Tw Cen MT'"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2" style:family="text">
      <style:text-properties fo:color="#ffffff" style:text-line-through-style="none" fo:font-family="'Tw Cen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fo:font-family="'Tw Cen M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ffffff" style:text-line-through-style="none" fo:font-family="'Tw Cen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ffffff" style:text-line-through-style="none"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ffffff" style:text-line-through-style="none" fo:font-family="'Tw Cen MT'"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1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125%"/>
      </text:list-level-style-bullet>
      <text:list-level-style-bullet text:level="2" text:bullet-char="•">
        <style:list-level-properties text:space-before="1.271cm" text:min-label-width="0.634cm"/>
        <style:text-properties fo:font-family="Arial" style:font-family-generic="swiss" style:use-window-font-color="true" fo:font-size="12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125%"/>
      </text:list-level-style-bullet>
      <text:list-level-style-bullet text:level="2" text:bullet-char="•">
        <style:list-level-properties text:space-before="1.271cm" text:min-label-width="0.634cm"/>
        <style:text-properties fo:font-family="Arial" style:font-family-generic="swiss" style:use-window-font-color="true" fo:font-size="125%"/>
      </text:list-level-style-bullet>
      <text:list-level-style-bullet text:level="3" text:bullet-char="•">
        <style:list-level-properties text:space-before="2.541cm" text:min-label-width="0.634cm"/>
        <style:text-properties fo:font-family="Arial" style:font-family-generic="swiss" style:use-window-font-color="true" fo:font-size="12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125%"/>
      </text:list-level-style-bullet>
      <text:list-level-style-bullet text:level="2" text:bullet-char="•">
        <style:list-level-properties text:space-before="1.271cm" text:min-label-width="0.634cm"/>
        <style:text-properties fo:font-family="Arial" style:font-family-generic="swiss" style:use-window-font-color="true" fo:font-size="125%"/>
      </text:list-level-style-bullet>
      <text:list-level-style-bullet text:level="3" text:bullet-char="•">
        <style:list-level-properties text:space-before="2.541cm" text:min-label-width="0.634cm"/>
        <style:text-properties fo:font-family="Arial" style:font-family-generic="swiss" style:use-window-font-color="true" fo:font-size="125%"/>
      </text:list-level-style-bullet>
      <text:list-level-style-bullet text:level="4" text:bullet-char="•">
        <style:list-level-properties text:space-before="3.811cm" text:min-label-width="0.634cm"/>
        <style:text-properties fo:font-family="Arial" style:font-family-generic="swiss" style:use-window-font-color="true" fo:font-size="12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125%"/>
      </text:list-level-style-bullet>
      <text:list-level-style-bullet text:level="2" text:bullet-char="•">
        <style:list-level-properties text:space-before="1.271cm" text:min-label-width="0.634cm"/>
        <style:text-properties fo:font-family="Arial" style:font-family-generic="swiss" style:use-window-font-color="true" fo:font-size="125%"/>
      </text:list-level-style-bullet>
      <text:list-level-style-bullet text:level="3" text:bullet-char="•">
        <style:list-level-properties text:space-before="2.541cm" text:min-label-width="0.634cm"/>
        <style:text-properties fo:font-family="Arial" style:font-family-generic="swiss" style:use-window-font-color="true" fo:font-size="125%"/>
      </text:list-level-style-bullet>
      <text:list-level-style-bullet text:level="4" text:bullet-char="•">
        <style:list-level-properties text:space-before="3.811cm" text:min-label-width="0.634cm"/>
        <style:text-properties fo:font-family="Arial" style:font-family-generic="swiss" style:use-window-font-color="true" fo:font-size="125%"/>
      </text:list-level-style-bullet>
      <text:list-level-style-bullet text:level="5" text:bullet-char="•">
        <style:list-level-properties text:space-before="5.081cm" text:min-label-width="0.634cm"/>
        <style:text-properties fo:font-family="Arial" style:font-family-generic="swiss" style:use-window-font-color="true" fo:font-size="12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style:handout-master>
    <style:master-page style:name="Predefinito" style:page-layout-name="PM1" draw:style-name="Mdp1">
      <draw:frame draw:name="Picture 2" draw:style-name="Mgr3" draw:text-style-name="MP3" draw:layer="backgroundobjects" svg:width="33.866cm" svg:height="19.049cm" svg:x="0cm" svg:y="0cm">
        <draw:image xlink:href="Pictures/1000020100000780000004383DE2BD1C.png" xlink:type="simple" xlink:show="embed" xlink:actuate="onLoad">
          <text:p/>
        </draw:image>
      </draw:frame>
      <draw:g draw:name="Group 7">
        <draw:g draw:name="Group 8">
          <draw:custom-shape draw:name="Rectangle 5" draw:style-name="Mgr4" draw:text-style-name="MP4" draw:layer="layout" svg:width="0.065cm" svg:height="6.058cm" svg:x="0.318cm" svg:y="0.013cm">
            <text:p/>
            <draw:enhanced-geometry svg:viewBox="0 0 21600 21600" draw:type="rectangle" draw:enhanced-path="M 0 0 L 21600 0 21600 21600 0 21600 0 0 Z N"/>
          </draw:custom-shape>
          <draw:custom-shape draw:name="Freeform 6" draw:style-name="Mgr4" draw:text-style-name="MP4" draw:layer="layout" svg:width="0.528cm" svg:height="0.528cm" svg:x="0.093cm" svg:y="6.046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7" draw:style-name="Mgr4" draw:text-style-name="MP4" draw:layer="layout" svg:width="0.528cm" svg:height="0.524cm" svg:x="0.079cm" svg:y="11.17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Freeform 8" draw:style-name="Mgr4" draw:text-style-name="MP4" draw:layer="layout" svg:width="1.026cm" svg:height="5.03cm" svg:x="0.556cm" svg:y="0.013cm">
            <text:p/>
            <draw:enhanced-geometry draw:mirror-horizontal="false" draw:mirror-vertical="false" svg:viewBox="0 0 233 1141" draw:type="non-primitive" draw:enhanced-path="M 218 1141 L 0 626 0 0 15 0 15 623 233 1135 218 1141 Z N">
              <draw:equation draw:name="f0" draw:formula="width"/>
              <draw:equation draw:name="f1" draw:formula="height"/>
            </draw:enhanced-geometry>
          </draw:custom-shape>
          <draw:custom-shape draw:name="Freeform 9" draw:style-name="Mgr4" draw:text-style-name="MP4" draw:layer="layout" svg:width="0.528cm" svg:height="0.524cm" svg:x="1.398cm" svg:y="5.005cm">
            <text:p/>
            <draw:enhanced-geometry draw:mirror-horizontal="false" draw:mirror-vertical="false" svg:viewBox="0 0 40 40" draw:type="non-primitive" draw:enhanced-path="M 20 40 C 9 40 0 31 0 20 0 9 9 0 20 0 33 0 40 6 40 20 40 31 31 40 20 40 Z M 20 4 C 11 4 4 11 4 20 4 29 11 36 20 36 28 36 36 29 36 20 36 9 31 4 20 4 Z N">
              <draw:equation draw:name="f0" draw:formula="width"/>
              <draw:equation draw:name="f1" draw:formula="height"/>
            </draw:enhanced-geometry>
          </draw:custom-shape>
          <draw:custom-shape draw:name="Freeform 10" draw:style-name="Mgr4" draw:text-style-name="MP4" draw:layer="layout" svg:width="1.026cm" svg:height="3.972cm" svg:x="0.794cm" svg:y="0.013cm">
            <text:p/>
            <draw:enhanced-geometry draw:mirror-horizontal="false" draw:mirror-vertical="false" svg:viewBox="0 0 233 901" draw:type="non-primitive" draw:enhanced-path="M 221 901 L 0 383 0 0 18 0 18 380 233 895 221 901 Z N">
              <draw:equation draw:name="f0" draw:formula="width"/>
              <draw:equation draw:name="f1" draw:formula="height"/>
            </draw:enhanced-geometry>
          </draw:custom-shape>
          <draw:custom-shape draw:name="Freeform 11" draw:style-name="Mgr4" draw:text-style-name="MP4" draw:layer="layout" svg:width="0.422cm" svg:height="2.535cm" svg:x="1.517cm" svg:y="0cm">
            <text:p/>
            <draw:enhanced-geometry draw:mirror-horizontal="false" draw:mirror-vertical="false" svg:viewBox="0 0 96 575" draw:type="non-primitive" draw:enhanced-path="M 96 575 L 78 575 78 192 0 6 15 0 96 189 96 575 Z N">
              <draw:equation draw:name="f0" draw:formula="width"/>
              <draw:equation draw:name="f1" draw:formula="height"/>
            </draw:enhanced-geometry>
          </draw:custom-shape>
          <draw:custom-shape draw:name="Freeform 12" draw:style-name="Mgr4" draw:text-style-name="MP4" draw:layer="layout" svg:width="0.528cm" svg:height="0.528cm" svg:x="1.636cm" svg:y="3.947cm">
            <text:p/>
            <draw:enhanced-geometry draw:mirror-horizontal="false" draw:mirror-vertical="false" svg:viewBox="0 0 40 40" draw:type="non-primitive" draw:enhanced-path="M 20 40 C 9 40 0 31 0 20 0 9 9 0 20 0 33 0 40 7 40 20 40 31 31 40 20 40 Z M 20 4 C 11 4 4 11 4 20 4 29 11 36 20 36 29 36 36 29 36 20 36 9 31 4 20 4 Z N">
              <draw:equation draw:name="f0" draw:formula="width"/>
              <draw:equation draw:name="f1" draw:formula="height"/>
            </draw:enhanced-geometry>
          </draw:custom-shape>
          <draw:custom-shape draw:name="Freeform 13" draw:style-name="Mgr4" draw:text-style-name="MP4" draw:layer="layout" svg:width="0.528cm" svg:height="0.528cm" svg:x="1.636cm" svg:y="2.509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14" draw:style-name="Mgr4" draw:text-style-name="MP4" draw:layer="layout" svg:width="1.172cm" svg:height="1.463cm" svg:x="1.782cm" svg:y="0cm">
            <text:p/>
            <draw:enhanced-geometry draw:mirror-horizontal="false" draw:mirror-vertical="false" svg:viewBox="0 0 266 332" draw:type="non-primitive" draw:enhanced-path="M 257 332 L 48 123 0 6 15 0 63 114 266 320 257 332 Z N">
              <draw:equation draw:name="f0" draw:formula="width"/>
              <draw:equation draw:name="f1" draw:formula="height"/>
            </draw:enhanced-geometry>
          </draw:custom-shape>
          <draw:custom-shape draw:name="Freeform 15" draw:style-name="Mgr4" draw:text-style-name="MP4" draw:layer="layout" svg:width="0.449cm" svg:height="0.409cm" svg:x="2.835cm" svg:y="1.358cm">
            <text:p/>
            <draw:enhanced-geometry draw:mirror-horizontal="false" draw:mirror-vertical="false" svg:viewBox="0 0 34 31" draw:type="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width"/>
              <draw:equation draw:name="f1" draw:formula="height"/>
            </draw:enhanced-geometry>
          </draw:custom-shape>
          <draw:polygon draw:name="Line 16" draw:style-name="Mgr5" draw:text-style-name="MP3" draw:layer="layout" svg:width="0cm" svg:height="0cm" svg:x="-0.013cm" svg:y="0.026cm" svg:viewBox="0 0 0 0" draw:points="0,0">
            <text:p/>
          </draw:polygon>
          <draw:custom-shape draw:name="Freeform 17" draw:style-name="Mgr4" draw:text-style-name="MP4" draw:layer="layout" svg:width="0.343cm" svg:height="0.352cm" svg:x="0.026cm" svg:y="5.005cm">
            <text:p/>
            <draw:enhanced-geometry draw:mirror-horizontal="false" draw:mirror-vertical="false" svg:viewBox="0 0 78 80" draw:type="non-primitive" draw:enhanced-path="M 6 80 L 0 71 69 0 78 9 6 80 Z N">
              <draw:equation draw:name="f0" draw:formula="width"/>
              <draw:equation draw:name="f1" draw:formula="height"/>
            </draw:enhanced-geometry>
          </draw:custom-shape>
          <draw:custom-shape draw:name="Freeform 18" draw:style-name="Mgr4" draw:text-style-name="MP4" draw:layer="layout" svg:width="0.409cm" svg:height="1.335cm" svg:x="-0.026cm" svg:y="9.86cm">
            <text:p/>
            <draw:enhanced-geometry draw:mirror-horizontal="false" draw:mirror-vertical="false" svg:viewBox="0 0 93 303" draw:type="non-primitive" draw:enhanced-path="M 93 303 L 78 303 78 78 0 12 12 0 93 69 93 303 Z N">
              <draw:equation draw:name="f0" draw:formula="width"/>
              <draw:equation draw:name="f1" draw:formula="height"/>
            </draw:enhanced-geometry>
          </draw:custom-shape>
          <draw:custom-shape draw:name="Freeform 19" draw:style-name="Mgr4" draw:text-style-name="MP4" draw:layer="layout" svg:width="0.396cm" svg:height="1.322cm" svg:x="0.357cm" svg:y="3.841cm">
            <text:p/>
            <draw:enhanced-geometry draw:mirror-horizontal="false" draw:mirror-vertical="false" svg:viewBox="0 0 90 300" draw:type="non-primitive" draw:enhanced-path="M 90 300 L 78 300 78 84 0 9 9 0 90 81 90 300 Z N">
              <draw:equation draw:name="f0" draw:formula="width"/>
              <draw:equation draw:name="f1" draw:formula="height"/>
            </draw:enhanced-geometry>
          </draw:custom-shape>
          <draw:custom-shape draw:name="Freeform 20" draw:style-name="Mgr4" draw:text-style-name="MP4" draw:layer="layout" svg:width="0.317cm" svg:height="0.299cm" svg:x="0.569cm" svg:y="5.137cm">
            <text:p/>
            <draw:enhanced-geometry draw:mirror-horizontal="false" draw:mirror-vertical="false" svg:viewBox="0 0 24 23" draw:type="non-primitive" draw:enhanced-path="M 12 23 C 6 23 0 18 0 12 0 5 6 0 12 0 18 0 24 5 24 12 24 18 18 23 12 23 Z M 12 4 C 8 4 4 8 4 12 4 16 8 19 12 19 16 19 20 16 20 12 20 8 16 4 12 4 Z N">
              <draw:equation draw:name="f0" draw:formula="width"/>
              <draw:equation draw:name="f1" draw:formula="height"/>
            </draw:enhanced-geometry>
          </draw:custom-shape>
          <draw:custom-shape draw:name="Rectangle 21" draw:style-name="Mgr4" draw:text-style-name="MP4" draw:layer="layout" svg:width="0.065cm" svg:height="6.058cm" svg:x="0.37cm" svg:y="12.951cm">
            <text:p/>
            <draw:enhanced-geometry svg:viewBox="0 0 21600 21600" draw:type="rectangle" draw:enhanced-path="M 0 0 L 21600 0 21600 21600 0 21600 0 0 Z N"/>
          </draw:custom-shape>
          <draw:custom-shape draw:name="Freeform 22" draw:style-name="Mgr4" draw:text-style-name="MP4" draw:layer="layout" svg:width="1.026cm" svg:height="5.004cm" svg:x="0.622cm" svg:y="14.005cm">
            <text:p/>
            <draw:enhanced-geometry draw:mirror-horizontal="false" draw:mirror-vertical="false" svg:viewBox="0 0 233 1135" draw:type="non-primitive" draw:enhanced-path="M 15 1135 L 0 1135 0 515 0 512 218 0 233 6 15 518 15 1135 Z N">
              <draw:equation draw:name="f0" draw:formula="width"/>
              <draw:equation draw:name="f1" draw:formula="height"/>
            </draw:enhanced-geometry>
          </draw:custom-shape>
          <draw:custom-shape draw:name="Freeform 23" draw:style-name="Mgr4" draw:text-style-name="MP4" draw:layer="layout" svg:width="0.528cm" svg:height="0.528cm" svg:x="0.146cm" svg:y="12.449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24" draw:style-name="Mgr4" draw:text-style-name="MP4" draw:layer="layout" svg:width="0.237cm" svg:height="3.377cm" svg:x="-0.04cm" svg:y="15.632cm">
            <text:p/>
            <draw:enhanced-geometry draw:mirror-horizontal="false" draw:mirror-vertical="false" svg:viewBox="0 0 54 766" draw:type="non-primitive" draw:enhanced-path="M 54 766 L 36 766 36 149 0 3 18 0 54 146 54 766 Z N">
              <draw:equation draw:name="f0" draw:formula="width"/>
              <draw:equation draw:name="f1" draw:formula="height"/>
            </draw:enhanced-geometry>
          </draw:custom-shape>
          <draw:custom-shape draw:name="Freeform 25" draw:style-name="Mgr4" draw:text-style-name="MP4" draw:layer="layout" svg:width="0.528cm" svg:height="0.524cm" svg:x="1.464cm" svg:y="13.52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26" draw:style-name="Mgr4" draw:text-style-name="MP4" draw:layer="layout" svg:width="1.04cm" svg:height="3.959cm" svg:x="0.86cm" svg:y="15.064cm">
            <text:p/>
            <draw:enhanced-geometry draw:mirror-horizontal="false" draw:mirror-vertical="false" svg:viewBox="0 0 236 898" draw:type="non-primitive" draw:enhanced-path="M 18 898 L 0 898 0 515 3 512 221 0 236 6 18 518 18 898 Z N">
              <draw:equation draw:name="f0" draw:formula="width"/>
              <draw:equation draw:name="f1" draw:formula="height"/>
            </draw:enhanced-geometry>
          </draw:custom-shape>
          <draw:custom-shape draw:name="Freeform 27" draw:style-name="Mgr4" draw:text-style-name="MP4" draw:layer="layout" svg:width="0.422cm" svg:height="2.535cm" svg:x="1.583cm" svg:y="16.514cm">
            <text:p/>
            <draw:enhanced-geometry draw:mirror-horizontal="false" draw:mirror-vertical="false" svg:viewBox="0 0 96 575" draw:type="non-primitive" draw:enhanced-path="M 15 575 L 0 569 81 383 81 0 96 0 96 386 15 575 Z N">
              <draw:equation draw:name="f0" draw:formula="width"/>
              <draw:equation draw:name="f1" draw:formula="height"/>
            </draw:enhanced-geometry>
          </draw:custom-shape>
          <draw:custom-shape draw:name="Freeform 28" draw:style-name="Mgr4" draw:text-style-name="MP4" draw:layer="layout" svg:width="0.528cm" svg:height="0.528cm" svg:x="1.702cm" svg:y="14.574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Freeform 29" draw:style-name="Mgr4" draw:text-style-name="MP4" draw:layer="layout" svg:width="0.528cm" svg:height="0.528cm" svg:x="1.702cm" svg:y="16.012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Freeform 30" draw:style-name="Mgr4" draw:text-style-name="MP4" draw:layer="layout" svg:width="1.159cm" svg:height="1.437cm" svg:x="1.861cm" svg:y="17.586cm">
            <text:p/>
            <draw:enhanced-geometry draw:mirror-horizontal="false" draw:mirror-vertical="false" svg:viewBox="0 0 263 326" draw:type="non-primitive" draw:enhanced-path="M 15 326 L 0 320 45 206 48 206 254 0 263 12 60 215 15 326 Z N">
              <draw:equation draw:name="f0" draw:formula="width"/>
              <draw:equation draw:name="f1" draw:formula="height"/>
            </draw:enhanced-geometry>
          </draw:custom-shape>
          <draw:custom-shape draw:name="Freeform 31" draw:style-name="Mgr4" draw:text-style-name="MP4" draw:layer="layout" svg:width="0.436cm" svg:height="0.409cm" svg:x="2.915cm" svg:y="17.282cm">
            <text:p/>
            <draw:enhanced-geometry draw:mirror-horizontal="false" draw:mirror-vertical="false" svg:viewBox="0 0 33 31" draw:type="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width"/>
              <draw:equation draw:name="f1" draw:formula="height"/>
            </draw:enhanced-geometry>
          </draw:custom-shape>
        </draw:g>
        <draw:g draw:name="Group 9">
          <draw:custom-shape draw:name="Freeform 32" draw:style-name="Mgr4" draw:text-style-name="MP4" draw:layer="layout" svg:width="1.159cm" svg:height="1.423cm" svg:x="31.9cm" svg:y="0cm">
            <text:p/>
            <draw:enhanced-geometry draw:mirror-horizontal="false" draw:mirror-vertical="false" svg:viewBox="0 0 263 323" draw:type="non-primitive" draw:enhanced-path="M 12 323 L 0 314 203 108 248 0 263 6 218 117 218 117 12 323 Z N">
              <draw:equation draw:name="f0" draw:formula="width"/>
              <draw:equation draw:name="f1" draw:formula="height"/>
            </draw:enhanced-geometry>
          </draw:custom-shape>
          <draw:custom-shape draw:name="Freeform 33" draw:style-name="Mgr4" draw:text-style-name="MP4" draw:layer="layout" svg:width="0.436cm" svg:height="0.422cm" svg:x="31.569cm" svg:y="1.319cm">
            <text:p/>
            <draw:enhanced-geometry draw:mirror-horizontal="false" draw:mirror-vertical="false" svg:viewBox="0 0 33 32" draw:type="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width"/>
              <draw:equation draw:name="f1" draw:formula="height"/>
            </draw:enhanced-geometry>
          </draw:custom-shape>
          <draw:custom-shape draw:name="Freeform 34" draw:style-name="Mgr4" draw:text-style-name="MP4" draw:layer="layout" svg:width="0.524cm" svg:height="0.528cm" svg:x="32.31cm" svg:y="4.277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35" draw:style-name="Mgr4" draw:text-style-name="MP4" draw:layer="layout" svg:width="0.828cm" svg:height="3.205cm" svg:x="32.032cm" svg:y="15.818cm">
            <text:p/>
            <draw:enhanced-geometry draw:mirror-horizontal="false" draw:mirror-vertical="false" svg:viewBox="0 0 188 727" draw:type="non-primitive" draw:enhanced-path="M 15 727 L 0 727 0 407 0 407 176 0 188 6 15 410 15 727 Z N">
              <draw:equation draw:name="f0" draw:formula="width"/>
              <draw:equation draw:name="f1" draw:formula="height"/>
            </draw:enhanced-geometry>
          </draw:custom-shape>
          <draw:custom-shape draw:name="Freeform 36" draw:style-name="Mgr4" draw:text-style-name="MP4" draw:layer="layout" svg:width="0.436cm" svg:height="0.431cm" svg:x="32.703cm" svg:y="15.421cm">
            <text:p/>
            <draw:enhanced-geometry draw:mirror-horizontal="false" draw:mirror-vertical="false" svg:viewBox="0 0 33 33" draw:type="non-primitive" draw:enhanced-path="M 17 33 C 8 33 0 25 0 16 0 7 8 0 17 0 26 0 33 7 33 16 33 25 26 33 17 33 Z M 17 4 C 10 4 4 9 4 16 4 23 10 29 17 29 23 29 29 23 29 16 29 9 23 4 17 4 Z N">
              <draw:equation draw:name="f0" draw:formula="width"/>
              <draw:equation draw:name="f1" draw:formula="height"/>
            </draw:enhanced-geometry>
          </draw:custom-shape>
          <draw:custom-shape draw:name="Freeform 37" draw:style-name="Mgr4" draw:text-style-name="MP4" draw:layer="layout" svg:width="0.846cm" svg:height="4.29cm" svg:x="32.531cm" svg:y="0.013cm">
            <text:p/>
            <draw:enhanced-geometry draw:mirror-horizontal="false" draw:mirror-vertical="false" svg:viewBox="0 0 192 973" draw:type="non-primitive" draw:enhanced-path="M 15 973 L 0 973 0 790 174 614 174 0 192 0 192 620 15 796 15 973 Z N">
              <draw:equation draw:name="f0" draw:formula="width"/>
              <draw:equation draw:name="f1" draw:formula="height"/>
            </draw:enhanced-geometry>
          </draw:custom-shape>
          <draw:custom-shape draw:name="Freeform 38" draw:style-name="Mgr4" draw:text-style-name="MP4" draw:layer="layout" svg:width="0.524cm" svg:height="0.524cm" svg:x="32.323cm" svg:y="13.52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39" draw:style-name="Mgr4" draw:text-style-name="MP4" draw:layer="layout" svg:width="0.854cm" svg:height="5.004cm" svg:x="31.781cm" svg:y="14.019cm">
            <text:p/>
            <draw:enhanced-geometry draw:mirror-horizontal="false" draw:mirror-vertical="false" svg:viewBox="0 0 194 1135" draw:type="non-primitive" draw:enhanced-path="M 18 1135 L 0 1135 0 354 176 177 176 0 194 0 194 183 18 360 18 1135 Z N">
              <draw:equation draw:name="f0" draw:formula="width"/>
              <draw:equation draw:name="f1" draw:formula="height"/>
            </draw:enhanced-geometry>
          </draw:custom-shape>
          <draw:custom-shape draw:name="Freeform 40" draw:style-name="Mgr4" draw:text-style-name="MP4" draw:layer="layout" svg:width="0.528cm" svg:height="0.524cm" svg:x="32.914cm" svg:y="17.824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Rectangle 41" draw:style-name="Mgr4" draw:text-style-name="MP4" draw:layer="layout" svg:width="0.065cm" svg:height="0.7cm" svg:x="33.166cm" svg:y="18.322cm">
            <text:p/>
            <draw:enhanced-geometry svg:viewBox="0 0 21600 21600" draw:type="rectangle" draw:enhanced-path="M 0 0 L 21600 0 21600 21600 0 21600 0 0 Z N"/>
          </draw:custom-shape>
        </draw:g>
      </draw:g>
      <draw:frame draw:name="Picture 2" draw:style-name="Mgr3" draw:text-style-name="MP3" draw:layer="backgroundobjects" svg:width="33.866cm" svg:height="19.049cm" svg:x="0cm" svg:y="0cm">
        <draw:image xlink:href="Pictures/1000020100000780000004383DE2BD1C.png" xlink:type="simple" xlink:show="embed" xlink:actuate="onLoad">
          <text:p/>
        </draw:image>
      </draw:frame>
      <draw:g draw:name="Group 10">
        <draw:custom-shape draw:name="Rectangle 5" draw:style-name="Mgr4" draw:text-style-name="MP4" draw:layer="layout" svg:width="0.065cm" svg:height="6.058cm" svg:x="3.36cm" svg:y="0.013cm">
          <text:p/>
          <draw:enhanced-geometry svg:viewBox="0 0 21600 21600" draw:type="rectangle" draw:enhanced-path="M 0 0 L 21600 0 21600 21600 0 21600 0 0 Z N"/>
        </draw:custom-shape>
        <draw:custom-shape draw:name="Freeform 6" draw:style-name="Mgr4" draw:text-style-name="MP4" draw:layer="layout" svg:width="0.528cm" svg:height="0.528cm" svg:x="3.135cm" svg:y="6.046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7" draw:style-name="Mgr4" draw:text-style-name="MP4" draw:layer="layout" svg:width="0.528cm" svg:height="0.524cm" svg:x="3.122cm" svg:y="11.17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Rectangle 8" draw:style-name="Mgr4" draw:text-style-name="MP4" draw:layer="layout" svg:width="0.078cm" svg:height="12.448cm" svg:x="1.151cm" svg:y="0.026cm">
          <text:p/>
          <draw:enhanced-geometry svg:viewBox="0 0 21600 21600" draw:type="rectangle" draw:enhanced-path="M 0 0 L 21600 0 21600 21600 0 21600 0 0 Z N"/>
        </draw:custom-shape>
        <draw:custom-shape draw:name="Freeform 9" draw:style-name="Mgr4" draw:text-style-name="MP4" draw:layer="layout" svg:width="0.528cm" svg:height="0.528cm" svg:x="0.926cm" svg:y="12.449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10" draw:style-name="Mgr4" draw:text-style-name="MP4" draw:layer="layout" svg:width="0.422cm" svg:height="2.521cm" svg:x="0.529cm" svg:y="0.026cm">
          <text:p/>
          <draw:enhanced-geometry draw:mirror-horizontal="false" draw:mirror-vertical="false" svg:viewBox="0 0 96 572" draw:type="non-primitive" draw:enhanced-path="M 15 572 L 0 566 81 380 81 0 96 0 96 383 15 572 Z N">
            <draw:equation draw:name="f0" draw:formula="width"/>
            <draw:equation draw:name="f1" draw:formula="height"/>
          </draw:enhanced-geometry>
        </draw:custom-shape>
        <draw:custom-shape draw:name="Freeform 11" draw:style-name="Mgr4" draw:text-style-name="MP4" draw:layer="layout" svg:width="1.044cm" svg:height="5.004cm" svg:x="3.585cm" svg:y="0.04cm">
          <text:p/>
          <draw:enhanced-geometry draw:mirror-horizontal="false" draw:mirror-vertical="false" svg:viewBox="0 0 237 1135" draw:type="non-primitive" draw:enhanced-path="M 222 1135 L 0 620 0 0 18 0 18 617 237 1129 222 1135 Z N">
            <draw:equation draw:name="f0" draw:formula="width"/>
            <draw:equation draw:name="f1" draw:formula="height"/>
          </draw:enhanced-geometry>
        </draw:custom-shape>
        <draw:custom-shape draw:name="Freeform 12" draw:style-name="Mgr4" draw:text-style-name="MP4" draw:layer="layout" svg:width="0.528cm" svg:height="0.524cm" svg:x="4.445cm" svg:y="5.005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13" draw:style-name="Mgr4" draw:text-style-name="MP4" draw:layer="layout" svg:width="1.031cm" svg:height="3.959cm" svg:x="3.836cm" svg:y="0.026cm">
          <text:p/>
          <draw:enhanced-geometry draw:mirror-horizontal="false" draw:mirror-vertical="false" svg:viewBox="0 0 234 898" draw:type="non-primitive" draw:enhanced-path="M 219 898 L 0 383 0 0 15 0 15 380 234 892 219 898 Z N">
            <draw:equation draw:name="f0" draw:formula="width"/>
            <draw:equation draw:name="f1" draw:formula="height"/>
          </draw:enhanced-geometry>
        </draw:custom-shape>
        <draw:custom-shape draw:name="Freeform 14" draw:style-name="Mgr4" draw:text-style-name="MP4" draw:layer="layout" svg:width="0.422cm" svg:height="2.535cm" svg:x="4.564cm" svg:y="0cm">
          <text:p/>
          <draw:enhanced-geometry draw:mirror-horizontal="false" draw:mirror-vertical="false" svg:viewBox="0 0 96 575" draw:type="non-primitive" draw:enhanced-path="M 96 575 L 78 575 78 192 0 6 15 0 96 189 96 575 Z N">
            <draw:equation draw:name="f0" draw:formula="width"/>
            <draw:equation draw:name="f1" draw:formula="height"/>
          </draw:enhanced-geometry>
        </draw:custom-shape>
        <draw:custom-shape draw:name="Freeform 15" draw:style-name="Mgr4" draw:text-style-name="MP4" draw:layer="layout" svg:width="0.528cm" svg:height="0.528cm" svg:x="4.683cm" svg:y="3.947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16" draw:style-name="Mgr4" draw:text-style-name="MP4" draw:layer="layout" svg:width="0.528cm" svg:height="0.528cm" svg:x="4.683cm" svg:y="2.509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17" draw:style-name="Mgr4" draw:text-style-name="MP4" draw:layer="layout" svg:width="1.163cm" svg:height="1.45cm" svg:x="4.842cm" svg:y="0.013cm">
          <text:p/>
          <draw:enhanced-geometry draw:mirror-horizontal="false" draw:mirror-vertical="false" svg:viewBox="0 0 264 329" draw:type="non-primitive" draw:enhanced-path="M 252 329 L 45 120 0 6 15 0 60 111 264 317 252 329 Z N">
            <draw:equation draw:name="f0" draw:formula="width"/>
            <draw:equation draw:name="f1" draw:formula="height"/>
          </draw:enhanced-geometry>
        </draw:custom-shape>
        <draw:custom-shape draw:name="Freeform 18" draw:style-name="Mgr4" draw:text-style-name="MP4" draw:layer="layout" svg:width="0.449cm" svg:height="0.409cm" svg:x="5.887cm" svg:y="1.358cm">
          <text:p/>
          <draw:enhanced-geometry draw:mirror-horizontal="false" draw:mirror-vertical="false" svg:viewBox="0 0 34 31" draw:type="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width"/>
            <draw:equation draw:name="f1" draw:formula="height"/>
          </draw:enhanced-geometry>
        </draw:custom-shape>
        <draw:custom-shape draw:name="Freeform 19" draw:style-name="Mgr4" draw:text-style-name="MP4" draw:layer="layout" svg:width="0.422cm" svg:height="2.521cm" svg:x="2.646cm" svg:y="0.013cm">
          <text:p/>
          <draw:enhanced-geometry draw:mirror-horizontal="false" draw:mirror-vertical="false" svg:viewBox="0 0 96 572" draw:type="non-primitive" draw:enhanced-path="M 15 572 L 0 572 0 189 81 0 96 6 15 192 15 572 Z N">
            <draw:equation draw:name="f0" draw:formula="width"/>
            <draw:equation draw:name="f1" draw:formula="height"/>
          </draw:enhanced-geometry>
        </draw:custom-shape>
        <draw:custom-shape draw:name="Freeform 20" draw:style-name="Mgr4" draw:text-style-name="MP4" draw:layer="layout" svg:width="0.528cm" svg:height="0.528cm" svg:x="2.408cm" svg:y="2.509cm">
          <text:p/>
          <draw:enhanced-geometry draw:mirror-horizontal="false" draw:mirror-vertical="false" svg:viewBox="0 0 40 40" draw:type="non-primitive" draw:enhanced-path="M 20 40 C 9 40 0 31 0 20 0 9 9 0 20 0 31 0 40 9 40 20 40 31 31 40 20 40 Z M 20 4 C 11 4 4 12 4 20 4 29 11 36 20 36 29 36 36 29 36 20 36 12 29 4 20 4 Z N">
            <draw:equation draw:name="f0" draw:formula="width"/>
            <draw:equation draw:name="f1" draw:formula="height"/>
          </draw:enhanced-geometry>
        </draw:custom-shape>
        <draw:custom-shape draw:name="Freeform 21" draw:style-name="Mgr4" draw:text-style-name="MP4" draw:layer="layout" svg:width="0.528cm" svg:height="0.528cm" svg:x="2.474cm" svg:y="4.317cm">
          <text:p/>
          <draw:enhanced-geometry draw:mirror-horizontal="false" draw:mirror-vertical="false" svg:viewBox="0 0 40 40" draw:type="non-primitive" draw:enhanced-path="M 20 40 C 9 40 0 31 0 20 0 9 9 0 20 0 31 0 40 9 40 20 40 31 31 40 20 40 Z M 20 4 C 11 4 4 11 4 20 4 28 11 36 20 36 29 36 36 28 36 20 36 11 29 4 20 4 Z N">
            <draw:equation draw:name="f0" draw:formula="width"/>
            <draw:equation draw:name="f1" draw:formula="height"/>
          </draw:enhanced-geometry>
        </draw:custom-shape>
        <draw:custom-shape draw:name="Freeform 22" draw:style-name="Mgr4" draw:text-style-name="MP4" draw:layer="layout" svg:width="0.938cm" svg:height="3.377cm" svg:x="2.051cm" svg:y="15.619cm">
          <text:p/>
          <draw:enhanced-geometry draw:mirror-horizontal="false" draw:mirror-vertical="false" svg:viewBox="0 0 213 766" draw:type="non-primitive" draw:enhanced-path="M 213 766 L 195 766 195 464 0 6 12 0 213 461 213 766 Z N">
            <draw:equation draw:name="f0" draw:formula="width"/>
            <draw:equation draw:name="f1" draw:formula="height"/>
          </draw:enhanced-geometry>
        </draw:custom-shape>
        <draw:custom-shape draw:name="Freeform 23" draw:style-name="Mgr4" draw:text-style-name="MP4" draw:layer="layout" svg:width="0.436cm" svg:height="0.436cm" svg:x="1.799cm" svg:y="15.222cm">
          <text:p/>
          <draw:enhanced-geometry draw:mirror-horizontal="false" draw:mirror-vertical="false" svg:viewBox="0 0 33 33" draw:type="non-primitive" draw:enhanced-path="M 17 33 C 8 33 0 26 0 17 0 8 8 0 17 0 26 0 33 8 33 17 33 26 26 33 17 33 Z M 17 4 C 10 4 4 10 4 17 4 24 10 29 17 29 23 29 29 24 29 17 29 10 23 4 17 4 Z N">
            <draw:equation draw:name="f0" draw:formula="width"/>
            <draw:equation draw:name="f1" draw:formula="height"/>
          </draw:enhanced-geometry>
        </draw:custom-shape>
        <draw:custom-shape draw:name="Freeform 24" draw:style-name="Mgr4" draw:text-style-name="MP4" draw:layer="layout" svg:width="0.528cm" svg:height="0.528cm" svg:x="0.185cm" svg:y="2.509cm">
          <text:p/>
          <draw:enhanced-geometry draw:mirror-horizontal="false" draw:mirror-vertical="false" svg:viewBox="0 0 40 40" draw:type="non-primitive" draw:enhanced-path="M 20 40 C 9 40 0 31 0 20 0 9 9 0 20 0 32 0 40 9 40 20 40 31 32 40 20 40 Z M 20 4 C 12 4 4 12 4 20 4 29 12 36 20 36 29 36 36 29 36 20 36 12 29 4 20 4 Z N">
            <draw:equation draw:name="f0" draw:formula="width"/>
            <draw:equation draw:name="f1" draw:formula="height"/>
          </draw:enhanced-geometry>
        </draw:custom-shape>
        <draw:custom-shape draw:name="Freeform 25" draw:style-name="Mgr4" draw:text-style-name="MP4" draw:layer="layout" svg:width="0.369cm" svg:height="0.74cm" svg:x="0cm" svg:y="10.826cm">
          <text:p/>
          <draw:enhanced-geometry draw:mirror-horizontal="false" draw:mirror-vertical="false" svg:viewBox="0 0 84 168" draw:type="non-primitive" draw:enhanced-path="M 69 168 L 0 6 12 0 84 162 69 168 Z N">
            <draw:equation draw:name="f0" draw:formula="width"/>
            <draw:equation draw:name="f1" draw:formula="height"/>
          </draw:enhanced-geometry>
        </draw:custom-shape>
        <draw:custom-shape draw:name="Freeform 26" draw:style-name="Mgr4" draw:text-style-name="MP4" draw:layer="layout" svg:width="0.528cm" svg:height="0.524cm" svg:x="0.185cm" svg:y="11.527cm">
          <text:p/>
          <draw:enhanced-geometry draw:mirror-horizontal="false" draw:mirror-vertical="false" svg:viewBox="0 0 40 40" draw:type="non-primitive" draw:enhanced-path="M 20 40 C 9 40 0 31 0 20 0 9 9 0 20 0 31 0 40 9 40 20 40 31 31 40 20 40 Z M 20 4 C 11 4 4 11 4 20 4 28 11 36 20 36 29 36 36 28 36 20 36 11 29 4 20 4 Z N">
            <draw:equation draw:name="f0" draw:formula="width"/>
            <draw:equation draw:name="f1" draw:formula="height"/>
          </draw:enhanced-geometry>
        </draw:custom-shape>
        <draw:custom-shape draw:name="Freeform 27" draw:style-name="Mgr4" draw:text-style-name="MP4" draw:layer="layout" svg:width="0.369cm" svg:height="0.749cm" svg:x="0cm" svg:y="4.568cm">
          <text:p/>
          <draw:enhanced-geometry draw:mirror-horizontal="false" draw:mirror-vertical="false" svg:viewBox="0 0 84 170" draw:type="non-primitive" draw:enhanced-path="M 12 170 L 0 164 69 0 84 6 12 170 Z N">
            <draw:equation draw:name="f0" draw:formula="width"/>
            <draw:equation draw:name="f1" draw:formula="height"/>
          </draw:enhanced-geometry>
        </draw:custom-shape>
        <draw:custom-shape draw:name="Freeform 28" draw:style-name="Mgr4" draw:text-style-name="MP4" draw:layer="layout" svg:width="0.528cm" svg:height="0.528cm" svg:x="0.185cm" svg:y="4.079cm">
          <text:p/>
          <draw:enhanced-geometry draw:mirror-horizontal="false" draw:mirror-vertical="false" svg:viewBox="0 0 40 40" draw:type="non-primitive" draw:enhanced-path="M 20 40 C 9 40 0 31 0 20 0 9 9 0 20 0 31 0 40 9 40 20 40 31 31 40 20 40 Z M 20 4 C 11 4 4 11 4 20 4 28 11 36 20 36 29 36 36 28 36 20 36 11 29 4 20 4 Z N">
            <draw:equation draw:name="f0" draw:formula="width"/>
            <draw:equation draw:name="f1" draw:formula="height"/>
          </draw:enhanced-geometry>
        </draw:custom-shape>
        <draw:custom-shape draw:name="Freeform 29" draw:style-name="Mgr4" draw:text-style-name="MP4" draw:layer="layout" svg:width="0.859cm" svg:height="4.329cm" svg:x="1.931cm" svg:y="0.013cm">
          <text:p/>
          <draw:enhanced-geometry draw:mirror-horizontal="false" draw:mirror-vertical="false" svg:viewBox="0 0 195 982" draw:type="non-primitive" draw:enhanced-path="M 195 982 L 177 982 177 805 0 629 0 0 18 0 18 623 195 796 195 982 Z N">
            <draw:equation draw:name="f0" draw:formula="width"/>
            <draw:equation draw:name="f1" draw:formula="height"/>
          </draw:enhanced-geometry>
        </draw:custom-shape>
        <draw:custom-shape draw:name="Freeform 30" draw:style-name="Mgr4" draw:text-style-name="MP4" draw:layer="layout" svg:width="0.528cm" svg:height="0.524cm" svg:x="0.159cm" svg:y="13.56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Freeform 31" draw:style-name="Mgr4" draw:text-style-name="MP4" draw:layer="layout" svg:width="0.846cm" svg:height="4.938cm" svg:x="0.384cm" svg:y="14.058cm">
          <text:p/>
          <draw:enhanced-geometry draw:mirror-horizontal="false" draw:mirror-vertical="false" svg:viewBox="0 0 192 1120" draw:type="non-primitive" draw:enhanced-path="M 192 1120 L 177 1120 177 360 0 183 0 0 15 0 15 177 192 354 192 1120 Z N">
            <draw:equation draw:name="f0" draw:formula="width"/>
            <draw:equation draw:name="f1" draw:formula="height"/>
          </draw:enhanced-geometry>
        </draw:custom-shape>
        <draw:custom-shape draw:name="Freeform 32" draw:style-name="Mgr4" draw:text-style-name="MP4" draw:layer="layout" svg:width="0.528cm" svg:height="0.524cm" svg:x="1.561cm" svg:y="17.864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Rectangle 33" draw:style-name="Mgr4" draw:text-style-name="MP4" draw:layer="layout" svg:width="0.065cm" svg:height="0.674cm" svg:x="1.786cm" svg:y="18.362cm">
          <text:p/>
          <draw:enhanced-geometry svg:viewBox="0 0 21600 21600" draw:type="rectangle" draw:enhanced-path="M 0 0 L 21600 0 21600 21600 0 21600 0 0 Z N"/>
        </draw:custom-shape>
        <draw:custom-shape draw:name="Freeform 34" draw:style-name="Mgr4" draw:text-style-name="MP4" draw:layer="layout" svg:width="0.528cm" svg:height="0.524cm" svg:x="0.212cm" svg:y="17.864cm">
          <text:p/>
          <draw:enhanced-geometry draw:mirror-horizontal="false" draw:mirror-vertical="false" svg:viewBox="0 0 40 40" draw:type="non-primitive" draw:enhanced-path="M 20 40 C 9 40 0 31 0 20 0 9 9 0 20 0 32 0 40 9 40 20 40 31 32 40 20 40 Z M 20 4 C 12 4 4 11 4 20 4 29 12 36 20 36 29 36 36 29 36 20 36 11 29 4 20 4 Z N">
            <draw:equation draw:name="f0" draw:formula="width"/>
            <draw:equation draw:name="f1" draw:formula="height"/>
          </draw:enhanced-geometry>
        </draw:custom-shape>
        <draw:custom-shape draw:name="Freeform 35" draw:style-name="Mgr4" draw:text-style-name="MP4" draw:layer="layout" svg:width="0.528cm" svg:height="1.282cm" svg:x="0cm" svg:y="16.607cm">
          <text:p/>
          <draw:enhanced-geometry draw:mirror-horizontal="false" draw:mirror-vertical="false" svg:viewBox="0 0 120 291" draw:type="non-primitive" draw:enhanced-path="M 120 291 L 105 291 105 114 0 9 12 0 120 108 120 291 Z N">
            <draw:equation draw:name="f0" draw:formula="width"/>
            <draw:equation draw:name="f1" draw:formula="height"/>
          </draw:enhanced-geometry>
        </draw:custom-shape>
        <draw:custom-shape draw:name="Freeform 36" draw:style-name="Mgr4" draw:text-style-name="MP4" draw:layer="layout" svg:width="0.594cm" svg:height="2.098cm" svg:x="2.818cm" svg:y="5.005cm">
          <text:p/>
          <draw:enhanced-geometry draw:mirror-horizontal="false" draw:mirror-vertical="false" svg:viewBox="0 0 135 476" draw:type="non-primitive" draw:enhanced-path="M 12 476 L 0 476 0 128 126 0 135 9 12 131 12 476 Z N">
            <draw:equation draw:name="f0" draw:formula="width"/>
            <draw:equation draw:name="f1" draw:formula="height"/>
          </draw:enhanced-geometry>
        </draw:custom-shape>
        <draw:custom-shape draw:name="Freeform 37" draw:style-name="Mgr4" draw:text-style-name="MP4" draw:layer="layout" svg:width="0.462cm" svg:height="0.444cm" svg:x="2.606cm" svg:y="7.078cm">
          <text:p/>
          <draw:enhanced-geometry draw:mirror-horizontal="false" draw:mirror-vertical="false" svg:viewBox="0 0 35 34" draw:type="non-primitive" draw:enhanced-path="M 18 34 C 8 34 0 26 0 17 0 7 8 0 18 0 27 0 35 7 35 17 35 26 27 34 18 34 Z M 18 4 C 10 4 4 10 4 17 4 24 10 30 18 30 25 30 31 24 31 17 31 10 25 4 18 4 Z N">
            <draw:equation draw:name="f0" draw:formula="width"/>
            <draw:equation draw:name="f1" draw:formula="height"/>
          </draw:enhanced-geometry>
        </draw:custom-shape>
        <draw:custom-shape draw:name="Freeform 38" draw:style-name="Mgr4" draw:text-style-name="MP4" draw:layer="layout" svg:width="1.772cm" svg:height="11.182cm" svg:x="1.654cm" svg:y="0.013cm">
          <text:p/>
          <draw:enhanced-geometry draw:mirror-horizontal="false" draw:mirror-vertical="false" svg:viewBox="0 0 402 2536" draw:type="non-primitive" draw:enhanced-path="M 402 2536 L 387 2536 387 2311 0 1925 0 0 15 0 15 1916 402 2302 402 2536 Z N">
            <draw:equation draw:name="f0" draw:formula="width"/>
            <draw:equation draw:name="f1" draw:formula="height"/>
          </draw:enhanced-geometry>
        </draw:custom-shape>
        <draw:custom-shape draw:name="Freeform 39" draw:style-name="Mgr4" draw:text-style-name="MP4" draw:layer="layout" svg:width="0.396cm" svg:height="1.322cm" svg:x="3.4cm" svg:y="3.841cm">
          <text:p/>
          <draw:enhanced-geometry draw:mirror-horizontal="false" draw:mirror-vertical="false" svg:viewBox="0 0 90 300" draw:type="non-primitive" draw:enhanced-path="M 90 300 L 78 300 78 84 0 9 9 0 90 81 90 300 Z N">
            <draw:equation draw:name="f0" draw:formula="width"/>
            <draw:equation draw:name="f1" draw:formula="height"/>
          </draw:enhanced-geometry>
        </draw:custom-shape>
        <draw:custom-shape draw:name="Freeform 40" draw:style-name="Mgr4" draw:text-style-name="MP4" draw:layer="layout" svg:width="0.303cm" svg:height="0.299cm" svg:x="3.612cm" svg:y="5.137cm">
          <text:p/>
          <draw:enhanced-geometry draw:mirror-horizontal="false" draw:mirror-vertical="false" svg:viewBox="0 0 23 23" draw:type="non-primitive" draw:enhanced-path="M 12 23 C 5 23 0 18 0 12 0 5 5 0 12 0 18 0 23 5 23 12 23 18 18 23 12 23 Z M 12 4 C 8 4 4 8 4 12 4 16 8 19 12 19 16 19 19 16 19 12 19 8 16 4 12 4 Z N">
            <draw:equation draw:name="f0" draw:formula="width"/>
            <draw:equation draw:name="f1" draw:formula="height"/>
          </draw:enhanced-geometry>
        </draw:custom-shape>
        <draw:custom-shape draw:name="Freeform 41" draw:style-name="Mgr4" draw:text-style-name="MP4" draw:layer="layout" svg:width="0.396cm" svg:height="1.318cm" svg:x="0.781cm" svg:y="9.494cm">
          <text:p/>
          <draw:enhanced-geometry draw:mirror-horizontal="false" draw:mirror-vertical="false" svg:viewBox="0 0 90 299" draw:type="non-primitive" draw:enhanced-path="M 12 299 L 0 299 0 80 81 0 90 8 12 83 12 299 Z N">
            <draw:equation draw:name="f0" draw:formula="width"/>
            <draw:equation draw:name="f1" draw:formula="height"/>
          </draw:enhanced-geometry>
        </draw:custom-shape>
        <draw:custom-shape draw:name="Freeform 42" draw:style-name="Mgr4" draw:text-style-name="MP4" draw:layer="layout" svg:width="0.303cm" svg:height="0.303cm" svg:x="0.661cm" svg:y="10.786cm">
          <text:p/>
          <draw:enhanced-geometry draw:mirror-horizontal="false" draw:mirror-vertical="false" svg:viewBox="0 0 23 23" draw:type="non-primitive" draw:enhanced-path="M 11 23 C 5 23 0 18 0 12 0 5 5 0 11 0 17 0 23 5 23 12 23 18 17 23 11 23 Z M 11 4 C 7 4 4 8 4 12 4 16 7 19 11 19 15 19 19 16 19 12 19 8 15 4 11 4 Z N">
            <draw:equation draw:name="f0" draw:formula="width"/>
            <draw:equation draw:name="f1" draw:formula="height"/>
          </draw:enhanced-geometry>
        </draw:custom-shape>
        <draw:custom-shape draw:name="Freeform 43" draw:style-name="Mgr4" draw:text-style-name="MP4" draw:layer="layout" svg:width="0.317cm" svg:height="1.256cm" svg:x="0.013cm" svg:y="6.019cm">
          <text:p/>
          <draw:enhanced-geometry draw:mirror-horizontal="false" draw:mirror-vertical="false" svg:viewBox="0 0 72 285" draw:type="non-primitive" draw:enhanced-path="M 6 285 L 0 276 60 216 60 0 72 0 72 222 6 285 Z N">
            <draw:equation draw:name="f0" draw:formula="width"/>
            <draw:equation draw:name="f1" draw:formula="height"/>
          </draw:enhanced-geometry>
        </draw:custom-shape>
        <draw:custom-shape draw:name="Freeform 44" draw:style-name="Mgr4" draw:text-style-name="MP4" draw:layer="layout" svg:width="0.303cm" svg:height="0.303cm" svg:x="0.146cm" svg:y="5.741cm">
          <text:p/>
          <draw:enhanced-geometry draw:mirror-horizontal="false" draw:mirror-vertical="false" svg:viewBox="0 0 23 23" draw:type="non-primitive" draw:enhanced-path="M 12 23 C 5 23 0 18 0 12 0 5 5 0 12 0 18 0 23 5 23 12 23 18 18 23 12 23 Z M 12 4 C 8 4 4 8 4 12 4 16 8 19 12 19 16 19 19 16 19 12 19 8 16 4 12 4 Z N">
            <draw:equation draw:name="f0" draw:formula="width"/>
            <draw:equation draw:name="f1" draw:formula="height"/>
          </draw:enhanced-geometry>
        </draw:custom-shape>
        <draw:custom-shape draw:name="Rectangle 45" draw:style-name="Mgr4" draw:text-style-name="MP4" draw:layer="layout" svg:width="0.065cm" svg:height="6.058cm" svg:x="3.413cm" svg:y="12.951cm">
          <text:p/>
          <draw:enhanced-geometry svg:viewBox="0 0 21600 21600" draw:type="rectangle" draw:enhanced-path="M 0 0 L 21600 0 21600 21600 0 21600 0 0 Z N"/>
        </draw:custom-shape>
        <draw:custom-shape draw:name="Freeform 46" draw:style-name="Mgr4" draw:text-style-name="MP4" draw:layer="layout" svg:width="1.031cm" svg:height="5.004cm" svg:x="3.664cm" svg:y="14.005cm">
          <text:p/>
          <draw:enhanced-geometry draw:mirror-horizontal="false" draw:mirror-vertical="false" svg:viewBox="0 0 234 1135" draw:type="non-primitive" draw:enhanced-path="M 15 1135 L 0 1135 0 515 0 512 219 0 234 6 15 518 15 1135 Z N">
            <draw:equation draw:name="f0" draw:formula="width"/>
            <draw:equation draw:name="f1" draw:formula="height"/>
          </draw:enhanced-geometry>
        </draw:custom-shape>
        <draw:custom-shape draw:name="Freeform 47" draw:style-name="Mgr4" draw:text-style-name="MP4" draw:layer="layout" svg:width="0.528cm" svg:height="0.528cm" svg:x="3.188cm" svg:y="12.449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48" draw:style-name="Mgr4" draw:text-style-name="MP4" draw:layer="layout" svg:width="0.965cm" svg:height="7.945cm" svg:x="2.275cm" svg:y="11.064cm">
          <text:p/>
          <draw:enhanced-geometry draw:mirror-horizontal="false" draw:mirror-vertical="false" svg:viewBox="0 0 219 1802" draw:type="non-primitive" draw:enhanced-path="M 219 1802 L 201 1802 201 1185 0 3 15 0 219 1185 219 1802 Z N">
            <draw:equation draw:name="f0" draw:formula="width"/>
            <draw:equation draw:name="f1" draw:formula="height"/>
          </draw:enhanced-geometry>
        </draw:custom-shape>
        <draw:custom-shape draw:name="Freeform 49" draw:style-name="Mgr4" draw:text-style-name="MP4" draw:layer="layout" svg:width="0.528cm" svg:height="0.528cm" svg:x="2.024cm" svg:y="10.575cm">
          <text:p/>
          <draw:enhanced-geometry draw:mirror-horizontal="false" draw:mirror-vertical="false" svg:viewBox="0 0 40 40" draw:type="non-primitive" draw:enhanced-path="M 20 40 C 9 40 0 31 0 20 0 9 9 0 20 0 31 0 40 9 40 20 40 31 31 40 20 40 Z M 20 4 C 11 4 4 11 4 20 4 28 11 36 20 36 29 36 36 28 36 20 36 11 29 4 20 4 Z N">
            <draw:equation draw:name="f0" draw:formula="width"/>
            <draw:equation draw:name="f1" draw:formula="height"/>
          </draw:enhanced-geometry>
        </draw:custom-shape>
        <draw:custom-shape draw:name="Freeform 50" draw:style-name="Mgr4" draw:text-style-name="MP4" draw:layer="layout" svg:width="0.528cm" svg:height="0.524cm" svg:x="4.511cm" svg:y="13.52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51" draw:style-name="Mgr4" draw:text-style-name="MP4" draw:layer="layout" svg:width="1.031cm" svg:height="3.959cm" svg:x="3.903cm" svg:y="15.064cm">
          <text:p/>
          <draw:enhanced-geometry draw:mirror-horizontal="false" draw:mirror-vertical="false" svg:viewBox="0 0 234 898" draw:type="non-primitive" draw:enhanced-path="M 18 898 L 0 898 0 515 0 512 222 0 234 6 18 518 18 898 Z N">
            <draw:equation draw:name="f0" draw:formula="width"/>
            <draw:equation draw:name="f1" draw:formula="height"/>
          </draw:enhanced-geometry>
        </draw:custom-shape>
        <draw:custom-shape draw:name="Freeform 52" draw:style-name="Mgr4" draw:text-style-name="MP4" draw:layer="layout" svg:width="0.422cm" svg:height="2.535cm" svg:x="4.63cm" svg:y="16.514cm">
          <text:p/>
          <draw:enhanced-geometry draw:mirror-horizontal="false" draw:mirror-vertical="false" svg:viewBox="0 0 96 575" draw:type="non-primitive" draw:enhanced-path="M 15 575 L 0 569 81 383 81 0 96 0 96 386 15 575 Z N">
            <draw:equation draw:name="f0" draw:formula="width"/>
            <draw:equation draw:name="f1" draw:formula="height"/>
          </draw:enhanced-geometry>
        </draw:custom-shape>
        <draw:custom-shape draw:name="Freeform 53" draw:style-name="Mgr4" draw:text-style-name="MP4" draw:layer="layout" svg:width="0.528cm" svg:height="0.528cm" svg:x="4.749cm" svg:y="14.574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54" draw:style-name="Mgr4" draw:text-style-name="MP4" draw:layer="layout" svg:width="0.528cm" svg:height="0.528cm" svg:x="4.749cm" svg:y="16.012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55" draw:style-name="Mgr4" draw:text-style-name="MP4" draw:layer="layout" svg:width="1.163cm" svg:height="1.463cm" svg:x="4.908cm" svg:y="17.586cm">
          <text:p/>
          <draw:enhanced-geometry draw:mirror-horizontal="false" draw:mirror-vertical="false" svg:viewBox="0 0 264 332" draw:type="non-primitive" draw:enhanced-path="M 12 332 L 0 326 45 206 255 0 264 12 60 215 12 332 Z N">
            <draw:equation draw:name="f0" draw:formula="width"/>
            <draw:equation draw:name="f1" draw:formula="height"/>
          </draw:enhanced-geometry>
        </draw:custom-shape>
        <draw:custom-shape draw:name="Freeform 56" draw:style-name="Mgr4" draw:text-style-name="MP4" draw:layer="layout" svg:width="0.436cm" svg:height="0.409cm" svg:x="5.966cm" svg:y="17.282cm">
          <text:p/>
          <draw:enhanced-geometry draw:mirror-horizontal="false" draw:mirror-vertical="false" svg:viewBox="0 0 33 31" draw:type="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width"/>
            <draw:equation draw:name="f1" draw:formula="height"/>
          </draw:enhanced-geometry>
        </draw:custom-shape>
        <draw:custom-shape draw:name="Freeform 57" draw:style-name="Mgr4" draw:text-style-name="MP4" draw:layer="layout" svg:width="0.647cm" svg:height="14.176cm" svg:x="1.402cm" svg:y="0.026cm">
          <text:p/>
          <draw:enhanced-geometry draw:mirror-horizontal="false" draw:mirror-vertical="false" svg:viewBox="0 0 147 3215" draw:type="non-primitive" draw:enhanced-path="M 132 3215 L 129 2754 0 1901 0 0 15 0 15 1898 144 2754 147 3215 132 3215 Z N">
            <draw:equation draw:name="f0" draw:formula="width"/>
            <draw:equation draw:name="f1" draw:formula="height"/>
          </draw:enhanced-geometry>
        </draw:custom-shape>
        <draw:custom-shape draw:name="Freeform 58" draw:style-name="Mgr4" draw:text-style-name="MP4" draw:layer="layout" svg:width="0.515cm" svg:height="0.515cm" svg:x="1.759cm" svg:y="14.177cm">
          <text:p/>
          <draw:enhanced-geometry draw:mirror-horizontal="false" draw:mirror-vertical="false" svg:viewBox="0 0 39 39" draw:type="non-primitive" draw:enhanced-path="M 20 39 C 9 39 0 30 0 19 0 9 9 0 20 0 30 0 39 9 39 19 39 30 30 39 20 39 Z M 20 4 C 11 4 4 11 4 19 4 28 11 35 20 35 28 35 35 28 35 19 35 11 28 4 20 4 Z N">
            <draw:equation draw:name="f0" draw:formula="width"/>
            <draw:equation draw:name="f1" draw:formula="height"/>
          </draw:enhanced-geometry>
        </draw:custom-shape>
      </draw:g>
      <draw:frame draw:name="Title 1" presentation:style-name="Mpr1" draw:text-style-name="MP6" draw:layer="backgroundobjects" svg:width="24.42cm" svg:height="6.631cm" svg:x="5.212cm" svg:y="3.118cm" presentation:class="title" presentation:user-transformed="true">
        <draw:text-box>
          <text:p text:style-name="MP5"><text:span text:style-name="MT1">Fate clic per modificare il formato del testo del titoloTitelmasterformat durch Klicken bearbeiten</text:span></text:p>
        </draw:text-box>
      </draw:frame>
      <draw:frame draw:name="Date Placeholder 3" presentation:style-name="Mpr2" draw:text-style-name="MP8" draw:layer="backgroundobjects" svg:width="7.619cm" svg:height="1.013cm" svg:x="19.66cm" svg:y="15.028cm" presentation:class="date-time" presentation:user-transformed="true">
        <draw:text-box>
          <text:p text:style-name="MP7"><text:span text:style-name="MT2"><text:date style:data-style-name="D1" text:date-value="2018-10-24">24/10/18</text:date></text:span></text:p>
        </draw:text-box>
      </draw:frame>
      <draw:frame draw:name="Footer Placeholder 4" presentation:style-name="Mpr2" draw:text-style-name="MP9" draw:layer="backgroundobjects" svg:width="14.235cm" svg:height="1.013cm" svg:x="5.212cm" svg:y="15.028cm" presentation:class="footer" presentation:user-transformed="true">
        <draw:text-box>
          <text:p/>
        </draw:text-box>
      </draw:frame>
      <draw:frame draw:name="Slide Number Placeholder 5" presentation:style-name="Mpr2" draw:text-style-name="MP10" draw:layer="backgroundobjects" svg:width="2.141cm" svg:height="1.013cm" svg:x="27.491cm" svg:y="15.028cm" presentation:class="page-number" presentation:user-transformed="true">
        <draw:text-box>
          <text:p text:style-name="MP7"><text:span text:style-name="MT2"><text:page-number>&lt;numero&gt;</text:page-number></text:span></text:p>
        </draw:text-box>
      </draw:frame>
      <draw:frame presentation:style-name="Predefinito-outline1" draw:layer="backgroundobjects" svg:width="30.479cm" svg:height="12.572cm" svg:x="1.693cm" svg:y="4.457cm" presentation:class="outline" presentation:placeholder="true">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ero&gt;</text:page-number></text:p>
          </draw:text-box>
        </draw:frame>
      </presentation:notes>
    </style:master-page>
    <style:master-page style:name="Predefinito_20_1" style:display-name="Predefinito 1" style:page-layout-name="PM1" draw:style-name="Mdp1">
      <draw:frame draw:name="Picture 2" draw:style-name="Mgr3" draw:text-style-name="MP3" draw:layer="backgroundobjects" svg:width="33.866cm" svg:height="19.049cm" svg:x="0cm" svg:y="0cm">
        <draw:image xlink:href="Pictures/1000020100000780000004383DE2BD1C.png" xlink:type="simple" xlink:show="embed" xlink:actuate="onLoad">
          <text:p/>
        </draw:image>
      </draw:frame>
      <draw:g draw:name="Group 7">
        <draw:g draw:name="Group 8">
          <draw:custom-shape draw:name="Rectangle 5" draw:style-name="Mgr4" draw:text-style-name="MP4" draw:layer="layout" svg:width="0.065cm" svg:height="6.058cm" svg:x="0.318cm" svg:y="0.013cm">
            <text:p/>
            <draw:enhanced-geometry svg:viewBox="0 0 21600 21600" draw:type="rectangle" draw:enhanced-path="M 0 0 L 21600 0 21600 21600 0 21600 0 0 Z N"/>
          </draw:custom-shape>
          <draw:custom-shape draw:name="Freeform 6" draw:style-name="Mgr4" draw:text-style-name="MP4" draw:layer="layout" svg:width="0.528cm" svg:height="0.528cm" svg:x="0.093cm" svg:y="6.046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7" draw:style-name="Mgr4" draw:text-style-name="MP4" draw:layer="layout" svg:width="0.528cm" svg:height="0.524cm" svg:x="0.079cm" svg:y="11.17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Freeform 8" draw:style-name="Mgr4" draw:text-style-name="MP4" draw:layer="layout" svg:width="1.026cm" svg:height="5.03cm" svg:x="0.556cm" svg:y="0.013cm">
            <text:p/>
            <draw:enhanced-geometry draw:mirror-horizontal="false" draw:mirror-vertical="false" svg:viewBox="0 0 233 1141" draw:type="non-primitive" draw:enhanced-path="M 218 1141 L 0 626 0 0 15 0 15 623 233 1135 218 1141 Z N">
              <draw:equation draw:name="f0" draw:formula="width"/>
              <draw:equation draw:name="f1" draw:formula="height"/>
            </draw:enhanced-geometry>
          </draw:custom-shape>
          <draw:custom-shape draw:name="Freeform 9" draw:style-name="Mgr4" draw:text-style-name="MP4" draw:layer="layout" svg:width="0.528cm" svg:height="0.524cm" svg:x="1.398cm" svg:y="5.005cm">
            <text:p/>
            <draw:enhanced-geometry draw:mirror-horizontal="false" draw:mirror-vertical="false" svg:viewBox="0 0 40 40" draw:type="non-primitive" draw:enhanced-path="M 20 40 C 9 40 0 31 0 20 0 9 9 0 20 0 33 0 40 6 40 20 40 31 31 40 20 40 Z M 20 4 C 11 4 4 11 4 20 4 29 11 36 20 36 28 36 36 29 36 20 36 9 31 4 20 4 Z N">
              <draw:equation draw:name="f0" draw:formula="width"/>
              <draw:equation draw:name="f1" draw:formula="height"/>
            </draw:enhanced-geometry>
          </draw:custom-shape>
          <draw:custom-shape draw:name="Freeform 10" draw:style-name="Mgr4" draw:text-style-name="MP4" draw:layer="layout" svg:width="1.026cm" svg:height="3.972cm" svg:x="0.794cm" svg:y="0.013cm">
            <text:p/>
            <draw:enhanced-geometry draw:mirror-horizontal="false" draw:mirror-vertical="false" svg:viewBox="0 0 233 901" draw:type="non-primitive" draw:enhanced-path="M 221 901 L 0 383 0 0 18 0 18 380 233 895 221 901 Z N">
              <draw:equation draw:name="f0" draw:formula="width"/>
              <draw:equation draw:name="f1" draw:formula="height"/>
            </draw:enhanced-geometry>
          </draw:custom-shape>
          <draw:custom-shape draw:name="Freeform 11" draw:style-name="Mgr4" draw:text-style-name="MP4" draw:layer="layout" svg:width="0.422cm" svg:height="2.535cm" svg:x="1.517cm" svg:y="0cm">
            <text:p/>
            <draw:enhanced-geometry draw:mirror-horizontal="false" draw:mirror-vertical="false" svg:viewBox="0 0 96 575" draw:type="non-primitive" draw:enhanced-path="M 96 575 L 78 575 78 192 0 6 15 0 96 189 96 575 Z N">
              <draw:equation draw:name="f0" draw:formula="width"/>
              <draw:equation draw:name="f1" draw:formula="height"/>
            </draw:enhanced-geometry>
          </draw:custom-shape>
          <draw:custom-shape draw:name="Freeform 12" draw:style-name="Mgr4" draw:text-style-name="MP4" draw:layer="layout" svg:width="0.528cm" svg:height="0.528cm" svg:x="1.636cm" svg:y="3.947cm">
            <text:p/>
            <draw:enhanced-geometry draw:mirror-horizontal="false" draw:mirror-vertical="false" svg:viewBox="0 0 40 40" draw:type="non-primitive" draw:enhanced-path="M 20 40 C 9 40 0 31 0 20 0 9 9 0 20 0 33 0 40 7 40 20 40 31 31 40 20 40 Z M 20 4 C 11 4 4 11 4 20 4 29 11 36 20 36 29 36 36 29 36 20 36 9 31 4 20 4 Z N">
              <draw:equation draw:name="f0" draw:formula="width"/>
              <draw:equation draw:name="f1" draw:formula="height"/>
            </draw:enhanced-geometry>
          </draw:custom-shape>
          <draw:custom-shape draw:name="Freeform 13" draw:style-name="Mgr4" draw:text-style-name="MP4" draw:layer="layout" svg:width="0.528cm" svg:height="0.528cm" svg:x="1.636cm" svg:y="2.509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14" draw:style-name="Mgr4" draw:text-style-name="MP4" draw:layer="layout" svg:width="1.172cm" svg:height="1.463cm" svg:x="1.782cm" svg:y="0cm">
            <text:p/>
            <draw:enhanced-geometry draw:mirror-horizontal="false" draw:mirror-vertical="false" svg:viewBox="0 0 266 332" draw:type="non-primitive" draw:enhanced-path="M 257 332 L 48 123 0 6 15 0 63 114 266 320 257 332 Z N">
              <draw:equation draw:name="f0" draw:formula="width"/>
              <draw:equation draw:name="f1" draw:formula="height"/>
            </draw:enhanced-geometry>
          </draw:custom-shape>
          <draw:custom-shape draw:name="Freeform 15" draw:style-name="Mgr4" draw:text-style-name="MP4" draw:layer="layout" svg:width="0.449cm" svg:height="0.409cm" svg:x="2.835cm" svg:y="1.358cm">
            <text:p/>
            <draw:enhanced-geometry draw:mirror-horizontal="false" draw:mirror-vertical="false" svg:viewBox="0 0 34 31" draw:type="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width"/>
              <draw:equation draw:name="f1" draw:formula="height"/>
            </draw:enhanced-geometry>
          </draw:custom-shape>
          <draw:polygon draw:name="Line 16" draw:style-name="Mgr5" draw:text-style-name="MP3" draw:layer="layout" svg:width="0cm" svg:height="0cm" svg:x="-0.013cm" svg:y="0.026cm" svg:viewBox="0 0 0 0" draw:points="0,0">
            <text:p/>
          </draw:polygon>
          <draw:custom-shape draw:name="Freeform 17" draw:style-name="Mgr4" draw:text-style-name="MP4" draw:layer="layout" svg:width="0.343cm" svg:height="0.352cm" svg:x="0.026cm" svg:y="5.005cm">
            <text:p/>
            <draw:enhanced-geometry draw:mirror-horizontal="false" draw:mirror-vertical="false" svg:viewBox="0 0 78 80" draw:type="non-primitive" draw:enhanced-path="M 6 80 L 0 71 69 0 78 9 6 80 Z N">
              <draw:equation draw:name="f0" draw:formula="width"/>
              <draw:equation draw:name="f1" draw:formula="height"/>
            </draw:enhanced-geometry>
          </draw:custom-shape>
          <draw:custom-shape draw:name="Freeform 18" draw:style-name="Mgr4" draw:text-style-name="MP4" draw:layer="layout" svg:width="0.409cm" svg:height="1.335cm" svg:x="-0.026cm" svg:y="9.86cm">
            <text:p/>
            <draw:enhanced-geometry draw:mirror-horizontal="false" draw:mirror-vertical="false" svg:viewBox="0 0 93 303" draw:type="non-primitive" draw:enhanced-path="M 93 303 L 78 303 78 78 0 12 12 0 93 69 93 303 Z N">
              <draw:equation draw:name="f0" draw:formula="width"/>
              <draw:equation draw:name="f1" draw:formula="height"/>
            </draw:enhanced-geometry>
          </draw:custom-shape>
          <draw:custom-shape draw:name="Freeform 19" draw:style-name="Mgr4" draw:text-style-name="MP4" draw:layer="layout" svg:width="0.396cm" svg:height="1.322cm" svg:x="0.357cm" svg:y="3.841cm">
            <text:p/>
            <draw:enhanced-geometry draw:mirror-horizontal="false" draw:mirror-vertical="false" svg:viewBox="0 0 90 300" draw:type="non-primitive" draw:enhanced-path="M 90 300 L 78 300 78 84 0 9 9 0 90 81 90 300 Z N">
              <draw:equation draw:name="f0" draw:formula="width"/>
              <draw:equation draw:name="f1" draw:formula="height"/>
            </draw:enhanced-geometry>
          </draw:custom-shape>
          <draw:custom-shape draw:name="Freeform 20" draw:style-name="Mgr4" draw:text-style-name="MP4" draw:layer="layout" svg:width="0.317cm" svg:height="0.299cm" svg:x="0.569cm" svg:y="5.137cm">
            <text:p/>
            <draw:enhanced-geometry draw:mirror-horizontal="false" draw:mirror-vertical="false" svg:viewBox="0 0 24 23" draw:type="non-primitive" draw:enhanced-path="M 12 23 C 6 23 0 18 0 12 0 5 6 0 12 0 18 0 24 5 24 12 24 18 18 23 12 23 Z M 12 4 C 8 4 4 8 4 12 4 16 8 19 12 19 16 19 20 16 20 12 20 8 16 4 12 4 Z N">
              <draw:equation draw:name="f0" draw:formula="width"/>
              <draw:equation draw:name="f1" draw:formula="height"/>
            </draw:enhanced-geometry>
          </draw:custom-shape>
          <draw:custom-shape draw:name="Rectangle 21" draw:style-name="Mgr4" draw:text-style-name="MP4" draw:layer="layout" svg:width="0.065cm" svg:height="6.058cm" svg:x="0.37cm" svg:y="12.951cm">
            <text:p/>
            <draw:enhanced-geometry svg:viewBox="0 0 21600 21600" draw:type="rectangle" draw:enhanced-path="M 0 0 L 21600 0 21600 21600 0 21600 0 0 Z N"/>
          </draw:custom-shape>
          <draw:custom-shape draw:name="Freeform 22" draw:style-name="Mgr4" draw:text-style-name="MP4" draw:layer="layout" svg:width="1.026cm" svg:height="5.004cm" svg:x="0.622cm" svg:y="14.005cm">
            <text:p/>
            <draw:enhanced-geometry draw:mirror-horizontal="false" draw:mirror-vertical="false" svg:viewBox="0 0 233 1135" draw:type="non-primitive" draw:enhanced-path="M 15 1135 L 0 1135 0 515 0 512 218 0 233 6 15 518 15 1135 Z N">
              <draw:equation draw:name="f0" draw:formula="width"/>
              <draw:equation draw:name="f1" draw:formula="height"/>
            </draw:enhanced-geometry>
          </draw:custom-shape>
          <draw:custom-shape draw:name="Freeform 23" draw:style-name="Mgr4" draw:text-style-name="MP4" draw:layer="layout" svg:width="0.528cm" svg:height="0.528cm" svg:x="0.146cm" svg:y="12.449cm">
            <text:p/>
            <draw:enhanced-geometry draw:mirror-horizontal="false" draw:mirror-vertical="false" svg:viewBox="0 0 40 40" draw:type="non-primitive" draw:enhanced-path="M 20 40 C 9 40 0 31 0 20 0 9 9 0 20 0 31 0 40 9 40 20 40 31 31 40 20 40 Z M 20 4 C 11 4 4 11 4 20 4 29 11 36 20 36 28 36 36 29 36 20 36 11 28 4 20 4 Z N">
              <draw:equation draw:name="f0" draw:formula="width"/>
              <draw:equation draw:name="f1" draw:formula="height"/>
            </draw:enhanced-geometry>
          </draw:custom-shape>
          <draw:custom-shape draw:name="Freeform 24" draw:style-name="Mgr4" draw:text-style-name="MP4" draw:layer="layout" svg:width="0.237cm" svg:height="3.377cm" svg:x="-0.04cm" svg:y="15.632cm">
            <text:p/>
            <draw:enhanced-geometry draw:mirror-horizontal="false" draw:mirror-vertical="false" svg:viewBox="0 0 54 766" draw:type="non-primitive" draw:enhanced-path="M 54 766 L 36 766 36 149 0 3 18 0 54 146 54 766 Z N">
              <draw:equation draw:name="f0" draw:formula="width"/>
              <draw:equation draw:name="f1" draw:formula="height"/>
            </draw:enhanced-geometry>
          </draw:custom-shape>
          <draw:custom-shape draw:name="Freeform 25" draw:style-name="Mgr4" draw:text-style-name="MP4" draw:layer="layout" svg:width="0.528cm" svg:height="0.524cm" svg:x="1.464cm" svg:y="13.52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26" draw:style-name="Mgr4" draw:text-style-name="MP4" draw:layer="layout" svg:width="1.04cm" svg:height="3.959cm" svg:x="0.86cm" svg:y="15.064cm">
            <text:p/>
            <draw:enhanced-geometry draw:mirror-horizontal="false" draw:mirror-vertical="false" svg:viewBox="0 0 236 898" draw:type="non-primitive" draw:enhanced-path="M 18 898 L 0 898 0 515 3 512 221 0 236 6 18 518 18 898 Z N">
              <draw:equation draw:name="f0" draw:formula="width"/>
              <draw:equation draw:name="f1" draw:formula="height"/>
            </draw:enhanced-geometry>
          </draw:custom-shape>
          <draw:custom-shape draw:name="Freeform 27" draw:style-name="Mgr4" draw:text-style-name="MP4" draw:layer="layout" svg:width="0.422cm" svg:height="2.535cm" svg:x="1.583cm" svg:y="16.514cm">
            <text:p/>
            <draw:enhanced-geometry draw:mirror-horizontal="false" draw:mirror-vertical="false" svg:viewBox="0 0 96 575" draw:type="non-primitive" draw:enhanced-path="M 15 575 L 0 569 81 383 81 0 96 0 96 386 15 575 Z N">
              <draw:equation draw:name="f0" draw:formula="width"/>
              <draw:equation draw:name="f1" draw:formula="height"/>
            </draw:enhanced-geometry>
          </draw:custom-shape>
          <draw:custom-shape draw:name="Freeform 28" draw:style-name="Mgr4" draw:text-style-name="MP4" draw:layer="layout" svg:width="0.528cm" svg:height="0.528cm" svg:x="1.702cm" svg:y="14.574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Freeform 29" draw:style-name="Mgr4" draw:text-style-name="MP4" draw:layer="layout" svg:width="0.528cm" svg:height="0.528cm" svg:x="1.702cm" svg:y="16.012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Freeform 30" draw:style-name="Mgr4" draw:text-style-name="MP4" draw:layer="layout" svg:width="1.159cm" svg:height="1.437cm" svg:x="1.861cm" svg:y="17.586cm">
            <text:p/>
            <draw:enhanced-geometry draw:mirror-horizontal="false" draw:mirror-vertical="false" svg:viewBox="0 0 263 326" draw:type="non-primitive" draw:enhanced-path="M 15 326 L 0 320 45 206 48 206 254 0 263 12 60 215 15 326 Z N">
              <draw:equation draw:name="f0" draw:formula="width"/>
              <draw:equation draw:name="f1" draw:formula="height"/>
            </draw:enhanced-geometry>
          </draw:custom-shape>
          <draw:custom-shape draw:name="Freeform 31" draw:style-name="Mgr4" draw:text-style-name="MP4" draw:layer="layout" svg:width="0.436cm" svg:height="0.409cm" svg:x="2.915cm" svg:y="17.282cm">
            <text:p/>
            <draw:enhanced-geometry draw:mirror-horizontal="false" draw:mirror-vertical="false" svg:viewBox="0 0 33 31" draw:type="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width"/>
              <draw:equation draw:name="f1" draw:formula="height"/>
            </draw:enhanced-geometry>
          </draw:custom-shape>
        </draw:g>
        <draw:g draw:name="Group 9">
          <draw:custom-shape draw:name="Freeform 32" draw:style-name="Mgr4" draw:text-style-name="MP4" draw:layer="layout" svg:width="1.159cm" svg:height="1.423cm" svg:x="31.9cm" svg:y="0cm">
            <text:p/>
            <draw:enhanced-geometry draw:mirror-horizontal="false" draw:mirror-vertical="false" svg:viewBox="0 0 263 323" draw:type="non-primitive" draw:enhanced-path="M 12 323 L 0 314 203 108 248 0 263 6 218 117 218 117 12 323 Z N">
              <draw:equation draw:name="f0" draw:formula="width"/>
              <draw:equation draw:name="f1" draw:formula="height"/>
            </draw:enhanced-geometry>
          </draw:custom-shape>
          <draw:custom-shape draw:name="Freeform 33" draw:style-name="Mgr4" draw:text-style-name="MP4" draw:layer="layout" svg:width="0.436cm" svg:height="0.422cm" svg:x="31.569cm" svg:y="1.319cm">
            <text:p/>
            <draw:enhanced-geometry draw:mirror-horizontal="false" draw:mirror-vertical="false" svg:viewBox="0 0 33 32" draw:type="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width"/>
              <draw:equation draw:name="f1" draw:formula="height"/>
            </draw:enhanced-geometry>
          </draw:custom-shape>
          <draw:custom-shape draw:name="Freeform 34" draw:style-name="Mgr4" draw:text-style-name="MP4" draw:layer="layout" svg:width="0.524cm" svg:height="0.528cm" svg:x="32.31cm" svg:y="4.277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35" draw:style-name="Mgr4" draw:text-style-name="MP4" draw:layer="layout" svg:width="0.828cm" svg:height="3.205cm" svg:x="32.032cm" svg:y="15.818cm">
            <text:p/>
            <draw:enhanced-geometry draw:mirror-horizontal="false" draw:mirror-vertical="false" svg:viewBox="0 0 188 727" draw:type="non-primitive" draw:enhanced-path="M 15 727 L 0 727 0 407 0 407 176 0 188 6 15 410 15 727 Z N">
              <draw:equation draw:name="f0" draw:formula="width"/>
              <draw:equation draw:name="f1" draw:formula="height"/>
            </draw:enhanced-geometry>
          </draw:custom-shape>
          <draw:custom-shape draw:name="Freeform 36" draw:style-name="Mgr4" draw:text-style-name="MP4" draw:layer="layout" svg:width="0.436cm" svg:height="0.431cm" svg:x="32.703cm" svg:y="15.421cm">
            <text:p/>
            <draw:enhanced-geometry draw:mirror-horizontal="false" draw:mirror-vertical="false" svg:viewBox="0 0 33 33" draw:type="non-primitive" draw:enhanced-path="M 17 33 C 8 33 0 25 0 16 0 7 8 0 17 0 26 0 33 7 33 16 33 25 26 33 17 33 Z M 17 4 C 10 4 4 9 4 16 4 23 10 29 17 29 23 29 29 23 29 16 29 9 23 4 17 4 Z N">
              <draw:equation draw:name="f0" draw:formula="width"/>
              <draw:equation draw:name="f1" draw:formula="height"/>
            </draw:enhanced-geometry>
          </draw:custom-shape>
          <draw:custom-shape draw:name="Freeform 37" draw:style-name="Mgr4" draw:text-style-name="MP4" draw:layer="layout" svg:width="0.846cm" svg:height="4.29cm" svg:x="32.531cm" svg:y="0.013cm">
            <text:p/>
            <draw:enhanced-geometry draw:mirror-horizontal="false" draw:mirror-vertical="false" svg:viewBox="0 0 192 973" draw:type="non-primitive" draw:enhanced-path="M 15 973 L 0 973 0 790 174 614 174 0 192 0 192 620 15 796 15 973 Z N">
              <draw:equation draw:name="f0" draw:formula="width"/>
              <draw:equation draw:name="f1" draw:formula="height"/>
            </draw:enhanced-geometry>
          </draw:custom-shape>
          <draw:custom-shape draw:name="Freeform 38" draw:style-name="Mgr4" draw:text-style-name="MP4" draw:layer="layout" svg:width="0.524cm" svg:height="0.524cm" svg:x="32.323cm" svg:y="13.52cm">
            <text:p/>
            <draw:enhanced-geometry draw:mirror-horizontal="false" draw:mirror-vertical="false" svg:viewBox="0 0 40 40" draw:type="non-primitive" draw:enhanced-path="M 20 40 C 9 40 0 31 0 20 0 9 9 0 20 0 31 0 40 9 40 20 40 31 31 40 20 40 Z M 20 4 C 11 4 4 11 4 20 4 29 11 36 20 36 29 36 36 29 36 20 36 11 29 4 20 4 Z N">
              <draw:equation draw:name="f0" draw:formula="width"/>
              <draw:equation draw:name="f1" draw:formula="height"/>
            </draw:enhanced-geometry>
          </draw:custom-shape>
          <draw:custom-shape draw:name="Freeform 39" draw:style-name="Mgr4" draw:text-style-name="MP4" draw:layer="layout" svg:width="0.854cm" svg:height="5.004cm" svg:x="31.781cm" svg:y="14.019cm">
            <text:p/>
            <draw:enhanced-geometry draw:mirror-horizontal="false" draw:mirror-vertical="false" svg:viewBox="0 0 194 1135" draw:type="non-primitive" draw:enhanced-path="M 18 1135 L 0 1135 0 354 176 177 176 0 194 0 194 183 18 360 18 1135 Z N">
              <draw:equation draw:name="f0" draw:formula="width"/>
              <draw:equation draw:name="f1" draw:formula="height"/>
            </draw:enhanced-geometry>
          </draw:custom-shape>
          <draw:custom-shape draw:name="Freeform 40" draw:style-name="Mgr4" draw:text-style-name="MP4" draw:layer="layout" svg:width="0.528cm" svg:height="0.524cm" svg:x="32.914cm" svg:y="17.824cm">
            <text:p/>
            <draw:enhanced-geometry draw:mirror-horizontal="false" draw:mirror-vertical="false" svg:viewBox="0 0 40 40" draw:type="non-primitive" draw:enhanced-path="M 20 40 C 9 40 0 31 0 20 0 9 9 0 20 0 31 0 40 9 40 20 40 31 31 40 20 40 Z M 20 4 C 12 4 4 11 4 20 4 29 12 36 20 36 29 36 36 29 36 20 36 11 29 4 20 4 Z N">
              <draw:equation draw:name="f0" draw:formula="width"/>
              <draw:equation draw:name="f1" draw:formula="height"/>
            </draw:enhanced-geometry>
          </draw:custom-shape>
          <draw:custom-shape draw:name="Rectangle 41" draw:style-name="Mgr4" draw:text-style-name="MP4" draw:layer="layout" svg:width="0.065cm" svg:height="0.7cm" svg:x="33.166cm" svg:y="18.322cm">
            <text:p/>
            <draw:enhanced-geometry svg:viewBox="0 0 21600 21600" draw:type="rectangle" draw:enhanced-path="M 0 0 L 21600 0 21600 21600 0 21600 0 0 Z N"/>
          </draw:custom-shape>
        </draw:g>
      </draw:g>
      <draw:frame draw:name="Title 1" presentation:style-name="Mpr5" draw:text-style-name="MP6" draw:layer="backgroundobjects" svg:width="27.516cm" svg:height="4.106cm" svg:x="3.171cm" svg:y="1.718cm" presentation:class="title" presentation:user-transformed="true">
        <draw:text-box>
          <text:p text:style-name="MP5"><text:span text:style-name="MT3">Fate clic per modificare il formato del testo del titoloTitelmasterformat durch Klicken bearbeiten</text:span></text:p>
        </draw:text-box>
      </draw:frame>
      <draw:frame draw:name="Content Placeholder 2" presentation:style-name="Mpr6" draw:text-style-name="MP6" draw:layer="backgroundobjects" svg:width="27.516cm" svg:height="9.837cm" svg:x="3.171cm" svg:y="6.249cm" presentation:class="outline" presentation:user-transformed="true">
        <draw:text-box>
          <text:list text:style-name="ML4">
            <text:list-item>
              <text:p text:style-name="MP4"><text:span text:style-name="MT4">Fate clic per modificare il formato del testo della struttura</text:span></text:p>
              <text:list>
                <text:list-item>
                  <text:p text:style-name="MP4"><text:span text:style-name="MT4">Secondo livello struttura</text:span></text:p>
                  <text:list>
                    <text:list-item>
                      <text:p text:style-name="MP4"><text:span text:style-name="MT4">Terzo livello struttura</text:span></text:p>
                      <text:list>
                        <text:list-item>
                          <text:p text:style-name="MP4"><text:span text:style-name="MT4">Quarto livello struttura</text:span></text:p>
                          <text:list>
                            <text:list-item>
                              <text:p text:style-name="MP4"><text:span text:style-name="MT4">Quinto livello struttura</text:span></text:p>
                              <text:list>
                                <text:list-item>
                                  <text:p text:style-name="MP4"><text:span text:style-name="MT4">Sesto livello struttura</text:span></text:p>
                                  <text:list>
                                    <text:list-item>
                                      <text:p text:style-name="MP4"><text:span text:style-name="MT4">Settimo livello struttura</text:span></text:p>
                                      <text:list>
                                        <text:list-item>
                                          <text:p text:style-name="MP4"><text:span text:style-name="MT4">Ottavo livello struttura</text:span></text:p>
                                        </text:list-item>
                                      </text:list>
                                    </text:list-item>
                                  </text:list>
                                </text:list-item>
                              </text:list>
                            </text:list-item>
                          </text:list>
                        </text:list-item>
                      </text:list>
                    </text:list-item>
                  </text:list>
                </text:list-item>
              </text:list>
            </text:list-item>
          </text:list>
          <text:list text:style-name="ML5">
            <text:list-item>
              <text:p text:style-name="MP11"><text:span text:style-name="MT4">Nono livello strutturaFormatvorlagen des Textmasters bearbeiten</text:span></text:p>
            </text:list-item>
          </text:list>
          <text:list text:style-name="ML6">
            <text:list-item>
              <text:list>
                <text:list-item>
                  <text:p text:style-name="MP12"><text:span text:style-name="MT5">Zweite Ebene</text:span></text:p>
                </text:list-item>
              </text:list>
            </text:list-item>
          </text:list>
          <text:list text:style-name="ML7">
            <text:list-item>
              <text:list>
                <text:list-item>
                  <text:list>
                    <text:list-item>
                      <text:p text:style-name="MP12"><text:span text:style-name="MT2">Dritte Ebene</text:span></text:p>
                    </text:list-item>
                  </text:list>
                </text:list-item>
              </text:list>
            </text:list-item>
          </text:list>
          <text:list text:style-name="ML8">
            <text:list-item>
              <text:list>
                <text:list-item>
                  <text:list>
                    <text:list-item>
                      <text:list>
                        <text:list-item>
                          <text:p text:style-name="MP12"><text:span text:style-name="MT6">Vierte Ebene</text:span></text:p>
                        </text:list-item>
                      </text:list>
                    </text:list-item>
                  </text:list>
                </text:list-item>
              </text:list>
            </text:list-item>
          </text:list>
          <text:list text:style-name="ML9">
            <text:list-item>
              <text:list>
                <text:list-item>
                  <text:list>
                    <text:list-item>
                      <text:list>
                        <text:list-item>
                          <text:list>
                            <text:list-item>
                              <text:p text:style-name="MP12"><text:span text:style-name="MT6">Fünfte Ebene</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0.714cm" svg:y="16.342cm" presentation:class="date-time" presentation:user-transformed="true">
        <draw:text-box>
          <text:p text:style-name="MP7"><text:span text:style-name="MT2"><text:date style:data-style-name="D1" text:date-value="2018-10-24">24/10/18</text:date></text:span></text:p>
        </draw:text-box>
      </draw:frame>
      <draw:frame draw:name="Footer Placeholder 4" presentation:style-name="Mpr7" draw:text-style-name="MP9" draw:layer="backgroundobjects" svg:width="17.33cm" svg:height="1.013cm" svg:x="3.171cm" svg:y="16.342cm" presentation:class="footer" presentation:user-transformed="true">
        <draw:text-box>
          <text:p/>
        </draw:text-box>
      </draw:frame>
      <draw:frame draw:name="Slide Number Placeholder 5" presentation:style-name="Mpr7" draw:text-style-name="MP10" draw:layer="backgroundobjects" svg:width="2.141cm" svg:height="1.013cm" svg:x="28.545cm" svg:y="16.342cm" presentation:class="page-number" presentation:user-transformed="true">
        <draw:text-box>
          <text:p text:style-name="MP7"><text:span text:style-name="MT2"><text:page-number>&lt;numero&gt;</text:page-number></text:span></text:p>
        </draw:text-box>
      </draw:frame>
      <presentation:notes style:page-layout-name="PM0">
        <draw:page-thumbnail presentation:style-name="Predefinito_20_1-title" draw:layer="backgroundobjects" svg:width="19.798cm" svg:height="11.136cm" svg:x="0.6cm" svg:y="2.257cm" presentation:class="page"/>
        <draw:frame presentation:style-name="Predefinit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10-24T17:39:16.48</meta:creation-date>
    <dc:date>2018-10-24T17:47:02.18</dc:date>
    <meta:editing-duration>PT7M47S</meta:editing-duration>
    <meta:editing-cycles>1</meta:editing-cycles>
    <meta:document-statistic meta:object-count="188"/>
    <meta:generator>OpenOffice/4.1.5$Win32 OpenOffice.org_project/415m1$Build-9789</meta:generator>
  </office:meta>
</office:document-meta>
</file>